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Thumbnails/thumbnail.png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0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2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3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4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7" style:family="table-cell" style:parent-style-name="Default">
      <style:table-cell-properties fo:border-bottom="none" fo:background-color="transparent" fo:border-left="none" fo:border-right="0.0008in solid #000000" fo:border-top="none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0" style:family="table-cell" style:parent-style-name="Default" style:data-style-name="N4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4">
      <style:table-cell-properties fo:border-bottom="none" fo:border-left="none" fo:border-right="0.0008in solid #000000" fo:border-top="0.0008in solid #000000"/>
    </style:style>
    <style:style style:name="ce33" style:family="table-cell" style:parent-style-name="Default" style:data-style-name="N4">
      <style:table-cell-properties fo:border-bottom="none" fo:border-left="none" fo:border-right="0.0008in solid #000000" fo:border-top="none"/>
    </style:style>
    <style:style style:name="ce34" style:family="table-cell" style:parent-style-name="Default" style:data-style-name="N4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iempos" table:style-name="ta1">
        <table:table-column table:style-name="co1" table:default-cell-style-name="ce1"/>
        <table:table-column table:style-name="co2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2" table:default-cell-style-name="ce27"/>
        <table:table-column table:style-name="co8" table:default-cell-style-name="ce30"/>
        <table:table-column table:style-name="co9" table:default-cell-style-name="ce30"/>
        <table:table-row table:style-name="ro1">
          <table:table-cell office:value-type="string">
            <text:p>GTX1060 6GB</text:p>
          </table:table-cell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2" office:value-type="string">
            <text:p>Leer CSV</text:p>
          </table:table-cell>
          <table:table-cell office:value-type="string">
            <text:p>Ejecución 1</text:p>
          </table:table-cell>
          <table:table-cell office:value-type="float" office:value="1460">
            <text:p>1,460.00</text:p>
          </table:table-cell>
          <table:table-cell office:value-type="float" office:value="745">
            <text:p>745.00</text:p>
          </table:table-cell>
          <table:table-cell office:value-type="float" office:value="8020">
            <text:p>8,020.00</text:p>
          </table:table-cell>
          <table:table-cell office:value-type="float" office:value="2660">
            <text:p>2,660.00</text:p>
          </table:table-cell>
          <table:table-cell office:value-type="float" office:value="47200">
            <text:p>47,200.00</text:p>
          </table:table-cell>
          <table:table-cell office:value-type="float" office:value="30300">
            <text:p>30,300.00</text:p>
          </table:table-cell>
          <table:table-cell office:value-type="string">
            <text:p>Ejecución 1</text:p>
          </table:table-cell>
          <table:table-cell office:value-type="float" office:value="198000">
            <text:p>198,000.00</text:p>
          </table:table-cell>
          <table:table-cell office:value-type="float" office:value="389000">
            <text:p>389,000.00</text:p>
          </table:table-cell>
        </table:table-row>
        <table:table-row table:style-name="ro2">
          <table:table-cell table:style-name="ce2"/>
          <table:table-cell office:value-type="string">
            <text:p>Ejecución 2</text:p>
          </table:table-cell>
          <table:table-cell office:value-type="float" office:value="274">
            <text:p>274.00</text:p>
          </table:table-cell>
          <table:table-cell office:value-type="float" office:value="858">
            <text:p>858.00</text:p>
          </table:table-cell>
          <table:table-cell office:value-type="float" office:value="741">
            <text:p>741.00</text:p>
          </table:table-cell>
          <table:table-cell office:value-type="float" office:value="2710">
            <text:p>2,710.00</text:p>
          </table:table-cell>
          <table:table-cell office:value-type="float" office:value="5170">
            <text:p>5,170.00</text:p>
          </table:table-cell>
          <table:table-cell office:value-type="float" office:value="29900">
            <text:p>29,900.00</text:p>
          </table:table-cell>
          <table:table-cell office:value-type="string">
            <text:p>Ejecución 2</text:p>
          </table:table-cell>
          <table:table-cell office:value-type="float" office:value="192000">
            <text:p>192,000.00</text:p>
          </table:table-cell>
          <table:table-cell office:value-type="float" office:value="397000">
            <text:p>397,000.00</text:p>
          </table:table-cell>
        </table:table-row>
        <table:table-row table:style-name="ro2">
          <table:table-cell table:style-name="ce2"/>
          <table:table-cell office:value-type="string">
            <text:p>Ejecución 3</text:p>
          </table:table-cell>
          <table:table-cell office:value-type="float" office:value="272">
            <text:p>272.00</text:p>
          </table:table-cell>
          <table:table-cell office:value-type="float" office:value="840">
            <text:p>840.00</text:p>
          </table:table-cell>
          <table:table-cell office:value-type="float" office:value="688">
            <text:p>688.00</text:p>
          </table:table-cell>
          <table:table-cell office:value-type="float" office:value="2650">
            <text:p>2,650.00</text:p>
          </table:table-cell>
          <table:table-cell office:value-type="float" office:value="5230">
            <text:p>5,230.00</text:p>
          </table:table-cell>
          <table:table-cell office:value-type="float" office:value="29100">
            <text:p>29,100.00</text:p>
          </table:table-cell>
          <table:table-cell office:value-type="string">
            <text:p>Ejecución 3</text:p>
          </table:table-cell>
          <table:table-cell office:value-type="float" office:value="242000">
            <text:p>242,000.00</text:p>
          </table:table-cell>
          <table:table-cell office:value-type="float" office:value="421000">
            <text:p>421,000.00</text:p>
          </table:table-cell>
        </table:table-row>
        <table:table-row table:style-name="ro2">
          <table:table-cell table:style-name="ce2"/>
          <table:table-cell office:value-type="string">
            <text:p>Ejecución 4</text:p>
          </table:table-cell>
          <table:table-cell office:value-type="float" office:value="299">
            <text:p>299.00</text:p>
          </table:table-cell>
          <table:table-cell office:value-type="float" office:value="830">
            <text:p>830.00</text:p>
          </table:table-cell>
          <table:table-cell office:value-type="float" office:value="707">
            <text:p>707.00</text:p>
          </table:table-cell>
          <table:table-cell office:value-type="float" office:value="2640">
            <text:p>2,640.00</text:p>
          </table:table-cell>
          <table:table-cell office:value-type="float" office:value="5100">
            <text:p>5,100.00</text:p>
          </table:table-cell>
          <table:table-cell office:value-type="float" office:value="29000">
            <text:p>29,000.00</text:p>
          </table:table-cell>
          <table:table-cell office:value-type="string">
            <text:p>Ejecución 4</text:p>
          </table:table-cell>
          <table:table-cell office:value-type="float" office:value="242000">
            <text:p>242,000.00</text:p>
          </table:table-cell>
          <table:table-cell office:value-type="float" office:value="422000">
            <text:p>422,000.00</text:p>
          </table:table-cell>
        </table:table-row>
        <table:table-row table:style-name="ro2">
          <table:table-cell table:style-name="ce3"/>
          <table:table-cell table:style-name="ce28" office:value-type="string">
            <text:p>Ejecución 5</text:p>
          </table:table-cell>
          <table:table-cell table:style-name="ce31" office:value-type="float" office:value="280">
            <text:p>280.00</text:p>
          </table:table-cell>
          <table:table-cell table:style-name="ce31" office:value-type="float" office:value="841">
            <text:p>841.00</text:p>
          </table:table-cell>
          <table:table-cell table:style-name="ce31" office:value-type="float" office:value="714">
            <text:p>714.00</text:p>
          </table:table-cell>
          <table:table-cell table:style-name="ce31" office:value-type="float" office:value="2650">
            <text:p>2,650.00</text:p>
          </table:table-cell>
          <table:table-cell table:style-name="ce31" office:value-type="float" office:value="5120">
            <text:p>5,120.00</text:p>
          </table:table-cell>
          <table:table-cell table:style-name="ce31" office:value-type="float" office:value="29100">
            <text:p>29,100.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242000">
            <text:p>242,000.00</text:p>
          </table:table-cell>
          <table:table-cell table:style-name="ce31" office:value-type="float" office:value="424000">
            <text:p>424,00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4" office:value-type="string">
            <text:p>Tratado simple</text:p>
          </table:table-cell>
          <table:table-cell office:value-type="string">
            <text:p>Ejecución 1</text:p>
          </table:table-cell>
          <table:table-cell office:value-type="float" office:value="45.1">
            <text:p>45.10</text:p>
          </table:table-cell>
          <table:table-cell office:value-type="float" office:value="10.5">
            <text:p>10.50</text:p>
          </table:table-cell>
          <table:table-cell office:value-type="float" office:value="76.2">
            <text:p>76.20</text:p>
          </table:table-cell>
          <table:table-cell office:value-type="float" office:value="25.5">
            <text:p>25.50</text:p>
          </table:table-cell>
          <table:table-cell office:value-type="float" office:value="180">
            <text:p>180.00</text:p>
          </table:table-cell>
          <table:table-cell office:value-type="float" office:value="88.7">
            <text:p>88.70</text:p>
          </table:table-cell>
          <table:table-cell office:value-type="string">
            <text:p>Ejecución 1</text:p>
          </table:table-cell>
          <table:table-cell office:value-type="float" office:value="620">
            <text:p>620.00</text:p>
          </table:table-cell>
          <table:table-cell office:value-type="float" office:value="537">
            <text:p>537.00</text:p>
          </table:table-cell>
        </table:table-row>
        <table:table-row table:style-name="ro2">
          <table:table-cell table:style-name="ce4" office:value-type="string">
            <text:p>(conversión de tipo,</text:p>
          </table:table-cell>
          <table:table-cell office:value-type="string">
            <text:p>Ejecución 2</text:p>
          </table:table-cell>
          <table:table-cell office:value-type="float" office:value="41.2">
            <text:p>41.20</text:p>
          </table:table-cell>
          <table:table-cell office:value-type="float" office:value="8.47">
            <text:p>8.47</text:p>
          </table:table-cell>
          <table:table-cell office:value-type="float" office:value="76.4">
            <text:p>76.40</text:p>
          </table:table-cell>
          <table:table-cell office:value-type="float" office:value="25.8">
            <text:p>25.80</text:p>
          </table:table-cell>
          <table:table-cell office:value-type="float" office:value="168">
            <text:p>168.00</text:p>
          </table:table-cell>
          <table:table-cell office:value-type="float" office:value="88.3">
            <text:p>88.30</text:p>
          </table:table-cell>
          <table:table-cell office:value-type="string">
            <text:p>Ejecución 2</text:p>
          </table:table-cell>
          <table:table-cell office:value-type="float" office:value="717">
            <text:p>717.00</text:p>
          </table:table-cell>
          <table:table-cell office:value-type="float" office:value="533">
            <text:p>533.00</text:p>
          </table:table-cell>
        </table:table-row>
        <table:table-row table:style-name="ro2">
          <table:table-cell table:style-name="ce4" office:value-type="string">
            <text:p>factorización, etc)</text:p>
          </table:table-cell>
          <table:table-cell office:value-type="string">
            <text:p>Ejecución 3</text:p>
          </table:table-cell>
          <table:table-cell office:value-type="float" office:value="43.1">
            <text:p>43.10</text:p>
          </table:table-cell>
          <table:table-cell office:value-type="float" office:value="6.73">
            <text:p>6.73</text:p>
          </table:table-cell>
          <table:table-cell office:value-type="float" office:value="74.5">
            <text:p>74.50</text:p>
          </table:table-cell>
          <table:table-cell office:value-type="float" office:value="31.7">
            <text:p>31.70</text:p>
          </table:table-cell>
          <table:table-cell office:value-type="float" office:value="167">
            <text:p>167.00</text:p>
          </table:table-cell>
          <table:table-cell office:value-type="float" office:value="91.7">
            <text:p>91.70</text:p>
          </table:table-cell>
          <table:table-cell office:value-type="string">
            <text:p>Ejecución 3</text:p>
          </table:table-cell>
          <table:table-cell office:value-type="float" office:value="716">
            <text:p>716.00</text:p>
          </table:table-cell>
          <table:table-cell office:value-type="float" office:value="535">
            <text:p>535.00</text:p>
          </table:table-cell>
        </table:table-row>
        <table:table-row table:style-name="ro2">
          <table:table-cell table:style-name="ce4"/>
          <table:table-cell office:value-type="string">
            <text:p>Ejecución 4</text:p>
          </table:table-cell>
          <table:table-cell office:value-type="float" office:value="42.1">
            <text:p>42.10</text:p>
          </table:table-cell>
          <table:table-cell office:value-type="float" office:value="10.8">
            <text:p>10.80</text:p>
          </table:table-cell>
          <table:table-cell office:value-type="float" office:value="59.7">
            <text:p>59.70</text:p>
          </table:table-cell>
          <table:table-cell office:value-type="float" office:value="26.3">
            <text:p>26.30</text:p>
          </table:table-cell>
          <table:table-cell office:value-type="float" office:value="165">
            <text:p>165.00</text:p>
          </table:table-cell>
          <table:table-cell office:value-type="float" office:value="107">
            <text:p>107.00</text:p>
          </table:table-cell>
          <table:table-cell office:value-type="string">
            <text:p>Ejecución 4</text:p>
          </table:table-cell>
          <table:table-cell office:value-type="float" office:value="721">
            <text:p>721.00</text:p>
          </table:table-cell>
          <table:table-cell office:value-type="float" office:value="536">
            <text:p>536.00</text:p>
          </table:table-cell>
        </table:table-row>
        <table:table-row table:style-name="ro2">
          <table:table-cell table:style-name="ce5"/>
          <table:table-cell table:style-name="ce28" office:value-type="string">
            <text:p>Ejecución 5</text:p>
          </table:table-cell>
          <table:table-cell table:style-name="ce31" office:value-type="float" office:value="39.9">
            <text:p>39.90</text:p>
          </table:table-cell>
          <table:table-cell table:style-name="ce31" office:value-type="float" office:value="7.18">
            <text:p>7.18</text:p>
          </table:table-cell>
          <table:table-cell table:style-name="ce31" office:value-type="float" office:value="75.9">
            <text:p>75.90</text:p>
          </table:table-cell>
          <table:table-cell table:style-name="ce31" office:value-type="float" office:value="31.8">
            <text:p>31.80</text:p>
          </table:table-cell>
          <table:table-cell table:style-name="ce31" office:value-type="float" office:value="180">
            <text:p>180.00</text:p>
          </table:table-cell>
          <table:table-cell table:style-name="ce31" office:value-type="float" office:value="110">
            <text:p>110.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714">
            <text:p>714.00</text:p>
          </table:table-cell>
          <table:table-cell table:style-name="ce31" office:value-type="float" office:value="537">
            <text:p>537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6" office:value-type="string">
            <text:p>Tratado complejo</text:p>
          </table:table-cell>
          <table:table-cell office:value-type="string">
            <text:p>Ejecución 1</text:p>
          </table:table-cell>
          <table:table-cell office:value-type="float" office:value="7.32">
            <text:p>7.32</text:p>
          </table:table-cell>
          <table:table-cell office:value-type="float" office:value="116">
            <text:p>116.00</text:p>
          </table:table-cell>
          <table:table-cell office:value-type="float" office:value="16.9">
            <text:p>16.90</text:p>
          </table:table-cell>
          <table:table-cell office:value-type="float" office:value="396">
            <text:p>396.00</text:p>
          </table:table-cell>
          <table:table-cell office:value-type="float" office:value="61.9">
            <text:p>61.90</text:p>
          </table:table-cell>
          <table:table-cell office:value-type="float" office:value="1970">
            <text:p>1,970.00</text:p>
          </table:table-cell>
          <table:table-cell office:value-type="string">
            <text:p>Ejecución 1</text:p>
          </table:table-cell>
          <table:table-cell office:value-type="float" office:value="277">
            <text:p>277.00</text:p>
          </table:table-cell>
          <table:table-cell office:value-type="float" office:value="10500">
            <text:p>10,500.00</text:p>
          </table:table-cell>
        </table:table-row>
        <table:table-row table:style-name="ro2">
          <table:table-cell table:style-name="ce6" office:value-type="string">
            <text:p>(reemplazar caracteres)</text:p>
          </table:table-cell>
          <table:table-cell office:value-type="string">
            <text:p>Ejecución 2</text:p>
          </table:table-cell>
          <table:table-cell office:value-type="float" office:value="8.51">
            <text:p>8.51</text:p>
          </table:table-cell>
          <table:table-cell office:value-type="float" office:value="115">
            <text:p>115.00</text:p>
          </table:table-cell>
          <table:table-cell office:value-type="float" office:value="17.2">
            <text:p>17.20</text:p>
          </table:table-cell>
          <table:table-cell office:value-type="float" office:value="401">
            <text:p>401.00</text:p>
          </table:table-cell>
          <table:table-cell office:value-type="float" office:value="61">
            <text:p>61.00</text:p>
          </table:table-cell>
          <table:table-cell office:value-type="float" office:value="2090">
            <text:p>2,090.00</text:p>
          </table:table-cell>
          <table:table-cell office:value-type="string">
            <text:p>Ejecución 2</text:p>
          </table:table-cell>
          <table:table-cell office:value-type="float" office:value="386">
            <text:p>386.00</text:p>
          </table:table-cell>
          <table:table-cell office:value-type="float" office:value="10400">
            <text:p>10,400.00</text:p>
          </table:table-cell>
        </table:table-row>
        <table:table-row table:style-name="ro2">
          <table:table-cell table:style-name="ce6"/>
          <table:table-cell office:value-type="string">
            <text:p>Ejecución 3</text:p>
          </table:table-cell>
          <table:table-cell office:value-type="float" office:value="7.26">
            <text:p>7.26</text:p>
          </table:table-cell>
          <table:table-cell office:value-type="float" office:value="91">
            <text:p>91.00</text:p>
          </table:table-cell>
          <table:table-cell office:value-type="float" office:value="14.7">
            <text:p>14.70</text:p>
          </table:table-cell>
          <table:table-cell office:value-type="float" office:value="389">
            <text:p>389.00</text:p>
          </table:table-cell>
          <table:table-cell office:value-type="float" office:value="60.8">
            <text:p>60.80</text:p>
          </table:table-cell>
          <table:table-cell office:value-type="float" office:value="2030">
            <text:p>2,030.00</text:p>
          </table:table-cell>
          <table:table-cell office:value-type="string">
            <text:p>Ejecución 3</text:p>
          </table:table-cell>
          <table:table-cell office:value-type="float" office:value="379">
            <text:p>379.00</text:p>
          </table:table-cell>
          <table:table-cell office:value-type="float" office:value="10800">
            <text:p>10,800.00</text:p>
          </table:table-cell>
        </table:table-row>
        <table:table-row table:style-name="ro2">
          <table:table-cell table:style-name="ce6"/>
          <table:table-cell office:value-type="string">
            <text:p>Ejecución 4</text:p>
          </table:table-cell>
          <table:table-cell office:value-type="float" office:value="16.1">
            <text:p>16.10</text:p>
          </table:table-cell>
          <table:table-cell office:value-type="float" office:value="84.8">
            <text:p>84.80</text:p>
          </table:table-cell>
          <table:table-cell office:value-type="float" office:value="14.3">
            <text:p>14.30</text:p>
          </table:table-cell>
          <table:table-cell office:value-type="float" office:value="370">
            <text:p>370.00</text:p>
          </table:table-cell>
          <table:table-cell office:value-type="float" office:value="61.2">
            <text:p>61.20</text:p>
          </table:table-cell>
          <table:table-cell office:value-type="float" office:value="1970">
            <text:p>1,970.00</text:p>
          </table:table-cell>
          <table:table-cell office:value-type="string">
            <text:p>Ejecución 4</text:p>
          </table:table-cell>
          <table:table-cell office:value-type="float" office:value="381">
            <text:p>381.00</text:p>
          </table:table-cell>
          <table:table-cell office:value-type="float" office:value="10400">
            <text:p>10,400.00</text:p>
          </table:table-cell>
        </table:table-row>
        <table:table-row table:style-name="ro2">
          <table:table-cell table:style-name="ce7"/>
          <table:table-cell table:style-name="ce28" office:value-type="string">
            <text:p>Ejecución 5</text:p>
          </table:table-cell>
          <table:table-cell table:style-name="ce31" office:value-type="float" office:value="9.27">
            <text:p>9.27</text:p>
          </table:table-cell>
          <table:table-cell table:style-name="ce31" office:value-type="float" office:value="82.5">
            <text:p>82.50</text:p>
          </table:table-cell>
          <table:table-cell table:style-name="ce31" office:value-type="float" office:value="16.4">
            <text:p>16.40</text:p>
          </table:table-cell>
          <table:table-cell table:style-name="ce31" office:value-type="float" office:value="370">
            <text:p>370.00</text:p>
          </table:table-cell>
          <table:table-cell table:style-name="ce31" office:value-type="float" office:value="63.1">
            <text:p>63.10</text:p>
          </table:table-cell>
          <table:table-cell table:style-name="ce31" office:value-type="float" office:value="2170">
            <text:p>2,170.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388">
            <text:p>388.00</text:p>
          </table:table-cell>
          <table:table-cell table:style-name="ce31" office:value-type="float" office:value="10800">
            <text:p>10,80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8" office:value-type="string">
            <text:p>Conversión de</text:p>
          </table:table-cell>
          <table:table-cell office:value-type="string">
            <text:p>Ejecución 1</text:p>
          </table:table-cell>
          <table:table-cell office:value-type="float" office:value="131">
            <text:p>131.00</text:p>
          </table:table-cell>
          <table:table-cell office:value-type="float" office:value="44.4">
            <text:p>44.40</text:p>
          </table:table-cell>
          <table:table-cell office:value-type="float" office:value="51.7">
            <text:p>51.70</text:p>
          </table:table-cell>
          <table:table-cell office:value-type="float" office:value="182">
            <text:p>182.00</text:p>
          </table:table-cell>
          <table:table-cell office:value-type="float" office:value="92.6">
            <text:p>92.60</text:p>
          </table:table-cell>
          <table:table-cell office:value-type="float" office:value="997">
            <text:p>997.00</text:p>
          </table:table-cell>
          <table:table-cell office:value-type="string">
            <text:p>Ejecución 1</text:p>
          </table:table-cell>
          <table:table-cell office:value-type="float" office:value="415">
            <text:p>415.00</text:p>
          </table:table-cell>
          <table:table-cell office:value-type="float" office:value="5590">
            <text:p>5,590.00</text:p>
          </table:table-cell>
        </table:table-row>
        <table:table-row table:style-name="ro2">
          <table:table-cell table:style-name="ce8" office:value-type="string">
            <text:p>coordenadas</text:p>
          </table:table-cell>
          <table:table-cell office:value-type="string">
            <text:p>Ejecución 2</text:p>
          </table:table-cell>
          <table:table-cell office:value-type="float" office:value="25">
            <text:p>25.00</text:p>
          </table:table-cell>
          <table:table-cell office:value-type="float" office:value="43.5">
            <text:p>43.50</text:p>
          </table:table-cell>
          <table:table-cell office:value-type="float" office:value="48.8">
            <text:p>48.80</text:p>
          </table:table-cell>
          <table:table-cell office:value-type="float" office:value="182">
            <text:p>182.00</text:p>
          </table:table-cell>
          <table:table-cell office:value-type="float" office:value="91.3">
            <text:p>91.30</text:p>
          </table:table-cell>
          <table:table-cell office:value-type="float" office:value="1040">
            <text:p>1,040.00</text:p>
          </table:table-cell>
          <table:table-cell office:value-type="string">
            <text:p>Ejecución 2</text:p>
          </table:table-cell>
          <table:table-cell office:value-type="float" office:value="415">
            <text:p>415.00</text:p>
          </table:table-cell>
          <table:table-cell office:value-type="float" office:value="5340">
            <text:p>5,340.00</text:p>
          </table:table-cell>
        </table:table-row>
        <table:table-row table:style-name="ro2">
          <table:table-cell table:style-name="ce8"/>
          <table:table-cell office:value-type="string">
            <text:p>Ejecución 3</text:p>
          </table:table-cell>
          <table:table-cell office:value-type="float" office:value="12.7">
            <text:p>12.70</text:p>
          </table:table-cell>
          <table:table-cell office:value-type="float" office:value="44">
            <text:p>44.00</text:p>
          </table:table-cell>
          <table:table-cell office:value-type="float" office:value="52.5">
            <text:p>52.50</text:p>
          </table:table-cell>
          <table:table-cell office:value-type="float" office:value="184">
            <text:p>184.00</text:p>
          </table:table-cell>
          <table:table-cell office:value-type="float" office:value="92">
            <text:p>92.00</text:p>
          </table:table-cell>
          <table:table-cell office:value-type="float" office:value="1000">
            <text:p>1,000.00</text:p>
          </table:table-cell>
          <table:table-cell office:value-type="string">
            <text:p>Ejecución 3</text:p>
          </table:table-cell>
          <table:table-cell office:value-type="float" office:value="418">
            <text:p>418.00</text:p>
          </table:table-cell>
          <table:table-cell office:value-type="float" office:value="5500">
            <text:p>5,500.00</text:p>
          </table:table-cell>
        </table:table-row>
        <table:table-row table:style-name="ro2">
          <table:table-cell table:style-name="ce8"/>
          <table:table-cell office:value-type="string">
            <text:p>Ejecución 4</text:p>
          </table:table-cell>
          <table:table-cell office:value-type="float" office:value="10.5">
            <text:p>10.50</text:p>
          </table:table-cell>
          <table:table-cell office:value-type="float" office:value="44.5">
            <text:p>44.50</text:p>
          </table:table-cell>
          <table:table-cell office:value-type="float" office:value="52.2">
            <text:p>52.20</text:p>
          </table:table-cell>
          <table:table-cell office:value-type="float" office:value="182">
            <text:p>182.00</text:p>
          </table:table-cell>
          <table:table-cell office:value-type="float" office:value="91.6">
            <text:p>91.60</text:p>
          </table:table-cell>
          <table:table-cell office:value-type="float" office:value="997">
            <text:p>997.00</text:p>
          </table:table-cell>
          <table:table-cell office:value-type="string">
            <text:p>Ejecución 4</text:p>
          </table:table-cell>
          <table:table-cell office:value-type="float" office:value="418">
            <text:p>418.00</text:p>
          </table:table-cell>
          <table:table-cell office:value-type="float" office:value="5500">
            <text:p>5,500.00</text:p>
          </table:table-cell>
        </table:table-row>
        <table:table-row table:style-name="ro2">
          <table:table-cell table:style-name="ce9"/>
          <table:table-cell table:style-name="ce28" office:value-type="string">
            <text:p>Ejecución 5</text:p>
          </table:table-cell>
          <table:table-cell table:style-name="ce31" office:value-type="float" office:value="26.8">
            <text:p>26.80</text:p>
          </table:table-cell>
          <table:table-cell table:style-name="ce31" office:value-type="float" office:value="79.1">
            <text:p>79.10</text:p>
          </table:table-cell>
          <table:table-cell table:style-name="ce31" office:value-type="float" office:value="49.7">
            <text:p>49.70</text:p>
          </table:table-cell>
          <table:table-cell table:style-name="ce31" office:value-type="float" office:value="182">
            <text:p>182.00</text:p>
          </table:table-cell>
          <table:table-cell table:style-name="ce31" office:value-type="float" office:value="95.8">
            <text:p>95.80</text:p>
          </table:table-cell>
          <table:table-cell table:style-name="ce31" office:value-type="float" office:value="1040">
            <text:p>1,040.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415">
            <text:p>415.00</text:p>
          </table:table-cell>
          <table:table-cell table:style-name="ce31" office:value-type="float" office:value="5520">
            <text:p>5,52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0" office:value-type="string">
            <text:p>K-means</text:p>
          </table:table-cell>
          <table:table-cell office:value-type="string">
            <text:p>Ejecución 1</text:p>
          </table:table-cell>
          <table:table-cell office:value-type="float" office:value="662">
            <text:p>662.00</text:p>
          </table:table-cell>
          <table:table-cell office:value-type="float" office:value="394">
            <text:p>394.00</text:p>
          </table:table-cell>
          <table:table-cell office:value-type="float" office:value="1400">
            <text:p>1,400.00</text:p>
          </table:table-cell>
          <table:table-cell office:value-type="float" office:value="910">
            <text:p>910.00</text:p>
          </table:table-cell>
          <table:table-cell office:value-type="float" office:value="745">
            <text:p>745.00</text:p>
          </table:table-cell>
          <table:table-cell office:value-type="float" office:value="2760">
            <text:p>2,760.00</text:p>
          </table:table-cell>
          <table:table-cell office:value-type="string">
            <text:p>Ejecución 1</text:p>
          </table:table-cell>
          <table:table-cell office:value-type="float" office:value="4800">
            <text:p>4,800.00</text:p>
          </table:table-cell>
          <table:table-cell office:value-type="float" office:value="13700">
            <text:p>13,700.00</text:p>
          </table:table-cell>
        </table:table-row>
        <table:table-row table:style-name="ro2">
          <table:table-cell table:style-name="ce10"/>
          <table:table-cell office:value-type="string">
            <text:p>Ejecución 2</text:p>
          </table:table-cell>
          <table:table-cell office:value-type="float" office:value="648">
            <text:p>648.00</text:p>
          </table:table-cell>
          <table:table-cell office:value-type="float" office:value="344">
            <text:p>344.00</text:p>
          </table:table-cell>
          <table:table-cell office:value-type="float" office:value="1380">
            <text:p>1,380.00</text:p>
          </table:table-cell>
          <table:table-cell office:value-type="float" office:value="1000">
            <text:p>1,000.00</text:p>
          </table:table-cell>
          <table:table-cell office:value-type="float" office:value="956">
            <text:p>956.00</text:p>
          </table:table-cell>
          <table:table-cell office:value-type="float" office:value="2860">
            <text:p>2,860.00</text:p>
          </table:table-cell>
          <table:table-cell office:value-type="string">
            <text:p>Ejecución 2</text:p>
          </table:table-cell>
          <table:table-cell office:value-type="float" office:value="5990">
            <text:p>5,990.00</text:p>
          </table:table-cell>
          <table:table-cell office:value-type="float" office:value="14200">
            <text:p>14,200.00</text:p>
          </table:table-cell>
        </table:table-row>
        <table:table-row table:style-name="ro2">
          <table:table-cell table:style-name="ce10"/>
          <table:table-cell office:value-type="string">
            <text:p>Ejecución 3</text:p>
          </table:table-cell>
          <table:table-cell office:value-type="float" office:value="653">
            <text:p>653.00</text:p>
          </table:table-cell>
          <table:table-cell office:value-type="float" office:value="370">
            <text:p>370.00</text:p>
          </table:table-cell>
          <table:table-cell office:value-type="float" office:value="1390">
            <text:p>1,390.00</text:p>
          </table:table-cell>
          <table:table-cell office:value-type="float" office:value="996">
            <text:p>996.00</text:p>
          </table:table-cell>
          <table:table-cell office:value-type="float" office:value="704">
            <text:p>704.00</text:p>
          </table:table-cell>
          <table:table-cell office:value-type="float" office:value="2860">
            <text:p>2,860.00</text:p>
          </table:table-cell>
          <table:table-cell office:value-type="string">
            <text:p>Ejecución 3</text:p>
          </table:table-cell>
          <table:table-cell office:value-type="float" office:value="19500">
            <text:p>19,500.00</text:p>
          </table:table-cell>
          <table:table-cell office:value-type="float" office:value="14200">
            <text:p>14,200.00</text:p>
          </table:table-cell>
        </table:table-row>
        <table:table-row table:style-name="ro2">
          <table:table-cell table:style-name="ce10"/>
          <table:table-cell office:value-type="string">
            <text:p>Ejecución 4</text:p>
          </table:table-cell>
          <table:table-cell office:value-type="float" office:value="609">
            <text:p>609.00</text:p>
          </table:table-cell>
          <table:table-cell office:value-type="float" office:value="304">
            <text:p>304.00</text:p>
          </table:table-cell>
          <table:table-cell office:value-type="float" office:value="1390">
            <text:p>1,390.00</text:p>
          </table:table-cell>
          <table:table-cell office:value-type="float" office:value="1270">
            <text:p>1,270.00</text:p>
          </table:table-cell>
          <table:table-cell office:value-type="float" office:value="1210">
            <text:p>1,210.00</text:p>
          </table:table-cell>
          <table:table-cell office:value-type="float" office:value="2760">
            <text:p>2,760.00</text:p>
          </table:table-cell>
          <table:table-cell office:value-type="string">
            <text:p>Ejecución 4</text:p>
          </table:table-cell>
          <table:table-cell office:value-type="float" office:value="25300">
            <text:p>25,300.00</text:p>
          </table:table-cell>
          <table:table-cell office:value-type="float" office:value="14100">
            <text:p>14,100.00</text:p>
          </table:table-cell>
        </table:table-row>
        <table:table-row table:style-name="ro2">
          <table:table-cell table:style-name="ce11"/>
          <table:table-cell table:style-name="ce28" office:value-type="string">
            <text:p>Ejecución 5</text:p>
          </table:table-cell>
          <table:table-cell table:style-name="ce31" office:value-type="float" office:value="629">
            <text:p>629.00</text:p>
          </table:table-cell>
          <table:table-cell table:style-name="ce31" office:value-type="float" office:value="329">
            <text:p>329.00</text:p>
          </table:table-cell>
          <table:table-cell table:style-name="ce31" office:value-type="float" office:value="1390">
            <text:p>1,390.00</text:p>
          </table:table-cell>
          <table:table-cell table:style-name="ce31" office:value-type="float" office:value="1190">
            <text:p>1,190.00</text:p>
          </table:table-cell>
          <table:table-cell table:style-name="ce31" office:value-type="float" office:value="2440">
            <text:p>2,440.00</text:p>
          </table:table-cell>
          <table:table-cell table:style-name="ce31" office:value-type="float" office:value="2760">
            <text:p>2,760.00</text:p>
          </table:table-cell>
          <table:table-cell table:style-name="ce28" office:value-type="string">
            <text:p>Ejecución 5</text:p>
          </table:table-cell>
          <table:table-cell office:value-type="float" office:value="25500">
            <text:p>25,500.00</text:p>
          </table:table-cell>
          <table:table-cell table:style-name="ce31" office:value-type="float" office:value="14100">
            <text:p>14,10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2" office:value-type="string">
            <text:p>DBSCAN</text:p>
          </table:table-cell>
          <table:table-cell office:value-type="string">
            <text:p>Ejecución 1</text:p>
          </table:table-cell>
          <table:table-cell office:value-type="float" office:value="884">
            <text:p>884.00</text:p>
          </table:table-cell>
          <table:table-cell office:value-type="float" office:value="140">
            <text:p>140.00</text:p>
          </table:table-cell>
          <table:table-cell office:value-type="float" office:value="9860">
            <text:p>9,860.00</text:p>
          </table:table-cell>
          <table:table-cell office:value-type="float" office:value="1070">
            <text:p>1,070.00</text:p>
          </table:table-cell>
          <table:table-cell office:value-type="float" office:value="44100">
            <text:p>44,100.00</text:p>
          </table:table-cell>
          <table:table-cell office:value-type="float" office:value="2820">
            <text:p>2,820.00</text:p>
          </table:table-cell>
          <table:table-cell office:value-type="string">
            <text:p>Ejecución 1</text:p>
          </table:table-cell>
          <table:table-cell table:style-name="ce32" office:value-type="float" office:value="0">
            <text:p>0.00</text:p>
          </table:table-cell>
          <table:table-cell office:value-type="float" office:value="24100">
            <text:p>24,100.00</text:p>
          </table:table-cell>
        </table:table-row>
        <table:table-row table:style-name="ro2">
          <table:table-cell table:style-name="ce12"/>
          <table:table-cell office:value-type="string">
            <text:p>Ejecución 2</text:p>
          </table:table-cell>
          <table:table-cell office:value-type="float" office:value="12.6">
            <text:p>12.60</text:p>
          </table:table-cell>
          <table:table-cell office:value-type="float" office:value="65">
            <text:p>65.00</text:p>
          </table:table-cell>
          <table:table-cell office:value-type="float" office:value="9860">
            <text:p>9,860.00</text:p>
          </table:table-cell>
          <table:table-cell office:value-type="float" office:value="1090">
            <text:p>1,090.00</text:p>
          </table:table-cell>
          <table:table-cell office:value-type="float" office:value="44100">
            <text:p>44,100.00</text:p>
          </table:table-cell>
          <table:table-cell office:value-type="float" office:value="2820">
            <text:p>2,820.00</text:p>
          </table:table-cell>
          <table:table-cell office:value-type="string">
            <text:p>Ejecución 2</text:p>
          </table:table-cell>
          <table:table-cell table:style-name="ce33" office:value-type="float" office:value="0">
            <text:p>0.00</text:p>
          </table:table-cell>
          <table:table-cell office:value-type="float" office:value="23400">
            <text:p>23,400.00</text:p>
          </table:table-cell>
        </table:table-row>
        <table:table-row table:style-name="ro2">
          <table:table-cell table:style-name="ce12"/>
          <table:table-cell office:value-type="string">
            <text:p>Ejecución 3</text:p>
          </table:table-cell>
          <table:table-cell office:value-type="float" office:value="12.2">
            <text:p>12.20</text:p>
          </table:table-cell>
          <table:table-cell office:value-type="float" office:value="51.4">
            <text:p>51.40</text:p>
          </table:table-cell>
          <table:table-cell office:value-type="float" office:value="9850">
            <text:p>9,850.00</text:p>
          </table:table-cell>
          <table:table-cell office:value-type="float" office:value="1120">
            <text:p>1,120.00</text:p>
          </table:table-cell>
          <table:table-cell office:value-type="float" office:value="44200">
            <text:p>44,200.00</text:p>
          </table:table-cell>
          <table:table-cell office:value-type="float" office:value="2800">
            <text:p>2,800.00</text:p>
          </table:table-cell>
          <table:table-cell office:value-type="string">
            <text:p>Ejecución 3</text:p>
          </table:table-cell>
          <table:table-cell table:style-name="ce33" office:value-type="float" office:value="0">
            <text:p>0.00</text:p>
          </table:table-cell>
          <table:table-cell office:value-type="float" office:value="23100">
            <text:p>23,100.00</text:p>
          </table:table-cell>
        </table:table-row>
        <table:table-row table:style-name="ro2">
          <table:table-cell table:style-name="ce12"/>
          <table:table-cell office:value-type="string">
            <text:p>Ejecución 4</text:p>
          </table:table-cell>
          <table:table-cell office:value-type="float" office:value="11.7">
            <text:p>11.70</text:p>
          </table:table-cell>
          <table:table-cell office:value-type="float" office:value="49.1">
            <text:p>49.10</text:p>
          </table:table-cell>
          <table:table-cell office:value-type="float" office:value="9860">
            <text:p>9,860.00</text:p>
          </table:table-cell>
          <table:table-cell office:value-type="float" office:value="1040">
            <text:p>1,040.00</text:p>
          </table:table-cell>
          <table:table-cell office:value-type="float" office:value="44200">
            <text:p>44,200.00</text:p>
          </table:table-cell>
          <table:table-cell office:value-type="float" office:value="2790">
            <text:p>2,790.00</text:p>
          </table:table-cell>
          <table:table-cell office:value-type="string">
            <text:p>Ejecución 4</text:p>
          </table:table-cell>
          <table:table-cell table:style-name="ce33" office:value-type="float" office:value="0">
            <text:p>0.00</text:p>
          </table:table-cell>
          <table:table-cell office:value-type="float" office:value="23600">
            <text:p>23,600.00</text:p>
          </table:table-cell>
        </table:table-row>
        <table:table-row table:style-name="ro2">
          <table:table-cell table:style-name="ce13"/>
          <table:table-cell table:style-name="ce28" office:value-type="string">
            <text:p>Ejecución 5</text:p>
          </table:table-cell>
          <table:table-cell table:style-name="ce31" office:value-type="float" office:value="27.8">
            <text:p>27.80</text:p>
          </table:table-cell>
          <table:table-cell table:style-name="ce31" office:value-type="float" office:value="84.1">
            <text:p>84.10</text:p>
          </table:table-cell>
          <table:table-cell table:style-name="ce31" office:value-type="float" office:value="9880">
            <text:p>9,880.00</text:p>
          </table:table-cell>
          <table:table-cell table:style-name="ce31" office:value-type="float" office:value="1060">
            <text:p>1,060.00</text:p>
          </table:table-cell>
          <table:table-cell table:style-name="ce31" office:value-type="float" office:value="44200">
            <text:p>44,200.00</text:p>
          </table:table-cell>
          <table:table-cell table:style-name="ce31" office:value-type="float" office:value="2830">
            <text:p>2,830.00</text:p>
          </table:table-cell>
          <table:table-cell table:style-name="ce28" office:value-type="string">
            <text:p>Ejecución 5</text:p>
          </table:table-cell>
          <table:table-cell table:style-name="ce34" office:value-type="float" office:value="0">
            <text:p>0.00</text:p>
          </table:table-cell>
          <table:table-cell table:style-name="ce31" office:value-type="float" office:value="23500">
            <text:p>23,50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4" office:value-type="string">
            <text:p>KNN</text:p>
          </table:table-cell>
          <table:table-cell office:value-type="string">
            <text:p>Ejecución 1</text:p>
          </table:table-cell>
          <table:table-cell office:value-type="float" office:value="2680">
            <text:p>2,680.00</text:p>
          </table:table-cell>
          <table:table-cell office:value-type="float" office:value="30.1">
            <text:p>30.10</text:p>
          </table:table-cell>
          <table:table-cell office:value-type="float" office:value="107">
            <text:p>107.00</text:p>
          </table:table-cell>
          <table:table-cell office:value-type="float" office:value="143">
            <text:p>143.00</text:p>
          </table:table-cell>
          <table:table-cell office:value-type="float" office:value="15800">
            <text:p>15,800.00</text:p>
          </table:table-cell>
          <table:table-cell office:value-type="float" office:value="1040">
            <text:p>1,040.00</text:p>
          </table:table-cell>
          <table:table-cell office:value-type="string">
            <text:p>Ejecución 1</text:p>
          </table:table-cell>
          <table:table-cell office:value-type="float" office:value="323000">
            <text:p>323,000.00</text:p>
          </table:table-cell>
          <table:table-cell office:value-type="float" office:value="6580">
            <text:p>6,580.00</text:p>
          </table:table-cell>
        </table:table-row>
        <table:table-row table:style-name="ro2">
          <table:table-cell table:style-name="ce14"/>
          <table:table-cell office:value-type="string">
            <text:p>Ejecución 2</text:p>
          </table:table-cell>
          <table:table-cell office:value-type="float" office:value="123">
            <text:p>123.00</text:p>
          </table:table-cell>
          <table:table-cell office:value-type="float" office:value="56.5">
            <text:p>56.50</text:p>
          </table:table-cell>
          <table:table-cell office:value-type="float" office:value="131">
            <text:p>131.00</text:p>
          </table:table-cell>
          <table:table-cell office:value-type="float" office:value="139">
            <text:p>139.00</text:p>
          </table:table-cell>
          <table:table-cell office:value-type="float" office:value="15700">
            <text:p>15,700.00</text:p>
          </table:table-cell>
          <table:table-cell office:value-type="float" office:value="1030">
            <text:p>1,030.00</text:p>
          </table:table-cell>
          <table:table-cell office:value-type="string">
            <text:p>Ejecución 2</text:p>
          </table:table-cell>
          <table:table-cell office:value-type="float" office:value="321000">
            <text:p>321,000.00</text:p>
          </table:table-cell>
          <table:table-cell office:value-type="float" office:value="6660">
            <text:p>6,660.00</text:p>
          </table:table-cell>
        </table:table-row>
        <table:table-row table:style-name="ro2">
          <table:table-cell table:style-name="ce14"/>
          <table:table-cell office:value-type="string">
            <text:p>Ejecución 3</text:p>
          </table:table-cell>
          <table:table-cell office:value-type="float" office:value="99">
            <text:p>99.00</text:p>
          </table:table-cell>
          <table:table-cell office:value-type="float" office:value="61.2">
            <text:p>61.20</text:p>
          </table:table-cell>
          <table:table-cell office:value-type="float" office:value="125">
            <text:p>125.00</text:p>
          </table:table-cell>
          <table:table-cell office:value-type="float" office:value="131">
            <text:p>131.00</text:p>
          </table:table-cell>
          <table:table-cell office:value-type="float" office:value="15700">
            <text:p>15,700.00</text:p>
          </table:table-cell>
          <table:table-cell office:value-type="float" office:value="1020">
            <text:p>1,020.00</text:p>
          </table:table-cell>
          <table:table-cell office:value-type="string">
            <text:p>Ejecución 3</text:p>
          </table:table-cell>
          <table:table-cell office:value-type="float" office:value="321000">
            <text:p>321,000.00</text:p>
          </table:table-cell>
          <table:table-cell office:value-type="float" office:value="6590">
            <text:p>6,590.00</text:p>
          </table:table-cell>
        </table:table-row>
        <table:table-row table:style-name="ro2">
          <table:table-cell table:style-name="ce14"/>
          <table:table-cell office:value-type="string">
            <text:p>Ejecución 4</text:p>
          </table:table-cell>
          <table:table-cell office:value-type="float" office:value="131">
            <text:p>131.00</text:p>
          </table:table-cell>
          <table:table-cell office:value-type="float" office:value="59.1">
            <text:p>59.10</text:p>
          </table:table-cell>
          <table:table-cell office:value-type="float" office:value="99.5">
            <text:p>99.50</text:p>
          </table:table-cell>
          <table:table-cell office:value-type="float" office:value="141">
            <text:p>141.00</text:p>
          </table:table-cell>
          <table:table-cell office:value-type="float" office:value="15700">
            <text:p>15,700.00</text:p>
          </table:table-cell>
          <table:table-cell office:value-type="float" office:value="1000">
            <text:p>1,000.00</text:p>
          </table:table-cell>
          <table:table-cell office:value-type="string">
            <text:p>Ejecución 4</text:p>
          </table:table-cell>
          <table:table-cell office:value-type="float" office:value="323000">
            <text:p>323,000.00</text:p>
          </table:table-cell>
          <table:table-cell office:value-type="float" office:value="6550">
            <text:p>6,550.00</text:p>
          </table:table-cell>
        </table:table-row>
        <table:table-row table:style-name="ro2">
          <table:table-cell table:style-name="ce15"/>
          <table:table-cell table:style-name="ce28" office:value-type="string">
            <text:p>Ejecución 5</text:p>
          </table:table-cell>
          <table:table-cell table:style-name="ce31" office:value-type="float" office:value="101">
            <text:p>101.00</text:p>
          </table:table-cell>
          <table:table-cell table:style-name="ce31" office:value-type="float" office:value="27.7">
            <text:p>27.70</text:p>
          </table:table-cell>
          <table:table-cell table:style-name="ce31" office:value-type="float" office:value="103">
            <text:p>103.00</text:p>
          </table:table-cell>
          <table:table-cell table:style-name="ce31" office:value-type="float" office:value="139">
            <text:p>139.00</text:p>
          </table:table-cell>
          <table:table-cell table:style-name="ce31" office:value-type="float" office:value="15700">
            <text:p>15,700.00</text:p>
          </table:table-cell>
          <table:table-cell table:style-name="ce31" office:value-type="float" office:value="1080">
            <text:p>1,080.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321000">
            <text:p>321,000.00</text:p>
          </table:table-cell>
          <table:table-cell table:style-name="ce31" office:value-type="float" office:value="6530">
            <text:p>6,53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6" office:value-type="string">
            <text:p>Regresión</text:p>
          </table:table-cell>
          <table:table-cell office:value-type="string">
            <text:p>Ejecución 1</text:p>
          </table:table-cell>
          <table:table-cell office:value-type="float" office:value="5520">
            <text:p>5,520.00</text:p>
          </table:table-cell>
          <table:table-cell office:value-type="float" office:value="186">
            <text:p>186.00</text:p>
          </table:table-cell>
          <table:table-cell office:value-type="float" office:value="36.1">
            <text:p>36.10</text:p>
          </table:table-cell>
          <table:table-cell office:value-type="float" office:value="184">
            <text:p>184.00</text:p>
          </table:table-cell>
          <table:table-cell office:value-type="float" office:value="134">
            <text:p>134.00</text:p>
          </table:table-cell>
          <table:table-cell office:value-type="float" office:value="1140">
            <text:p>1,140.00</text:p>
          </table:table-cell>
          <table:table-cell office:value-type="string">
            <text:p>Ejecución 1</text:p>
          </table:table-cell>
          <table:table-cell table:style-name="ce33" office:value-type="float" office:value="0">
            <text:p>0.00</text:p>
          </table:table-cell>
          <table:table-cell office:value-type="float" office:value="7600">
            <text:p>7,600.00</text:p>
          </table:table-cell>
        </table:table-row>
        <table:table-row table:style-name="ro2">
          <table:table-cell table:style-name="ce16"/>
          <table:table-cell office:value-type="string">
            <text:p>Ejecución 2</text:p>
          </table:table-cell>
          <table:table-cell office:value-type="float" office:value="20.8">
            <text:p>20.80</text:p>
          </table:table-cell>
          <table:table-cell office:value-type="float" office:value="33.8">
            <text:p>33.80</text:p>
          </table:table-cell>
          <table:table-cell office:value-type="float" office:value="37.1">
            <text:p>37.10</text:p>
          </table:table-cell>
          <table:table-cell office:value-type="float" office:value="194">
            <text:p>194.00</text:p>
          </table:table-cell>
          <table:table-cell office:value-type="float" office:value="134">
            <text:p>134.00</text:p>
          </table:table-cell>
          <table:table-cell office:value-type="float" office:value="1120">
            <text:p>1,120.00</text:p>
          </table:table-cell>
          <table:table-cell office:value-type="string">
            <text:p>Ejecución 2</text:p>
          </table:table-cell>
          <table:table-cell table:style-name="ce33" office:value-type="float" office:value="0">
            <text:p>0.00</text:p>
          </table:table-cell>
          <table:table-cell office:value-type="float" office:value="7430">
            <text:p>7,430.00</text:p>
          </table:table-cell>
        </table:table-row>
        <table:table-row table:style-name="ro2">
          <table:table-cell table:style-name="ce16"/>
          <table:table-cell office:value-type="string">
            <text:p>Ejecución 3</text:p>
          </table:table-cell>
          <table:table-cell office:value-type="float" office:value="21.1">
            <text:p>21.10</text:p>
          </table:table-cell>
          <table:table-cell office:value-type="float" office:value="30.5">
            <text:p>30.50</text:p>
          </table:table-cell>
          <table:table-cell office:value-type="float" office:value="36">
            <text:p>36.00</text:p>
          </table:table-cell>
          <table:table-cell office:value-type="float" office:value="184">
            <text:p>184.00</text:p>
          </table:table-cell>
          <table:table-cell office:value-type="float" office:value="133">
            <text:p>133.00</text:p>
          </table:table-cell>
          <table:table-cell office:value-type="float" office:value="1140">
            <text:p>1,140.00</text:p>
          </table:table-cell>
          <table:table-cell office:value-type="string">
            <text:p>Ejecución 3</text:p>
          </table:table-cell>
          <table:table-cell table:style-name="ce33" office:value-type="float" office:value="0">
            <text:p>0.00</text:p>
          </table:table-cell>
          <table:table-cell office:value-type="float" office:value="5870">
            <text:p>5,870.00</text:p>
          </table:table-cell>
        </table:table-row>
        <table:table-row table:style-name="ro2">
          <table:table-cell table:style-name="ce17"/>
          <table:table-cell office:value-type="string">
            <text:p>Ejecución 4</text:p>
          </table:table-cell>
          <table:table-cell office:value-type="float" office:value="24.1">
            <text:p>24.10</text:p>
          </table:table-cell>
          <table:table-cell office:value-type="float" office:value="39.5">
            <text:p>39.50</text:p>
          </table:table-cell>
          <table:table-cell office:value-type="float" office:value="55.3">
            <text:p>55.30</text:p>
          </table:table-cell>
          <table:table-cell office:value-type="float" office:value="172">
            <text:p>172.00</text:p>
          </table:table-cell>
          <table:table-cell office:value-type="float" office:value="134">
            <text:p>134.00</text:p>
          </table:table-cell>
          <table:table-cell office:value-type="float" office:value="1130">
            <text:p>1,130.00</text:p>
          </table:table-cell>
          <table:table-cell office:value-type="string">
            <text:p>Ejecución 4</text:p>
          </table:table-cell>
          <table:table-cell table:style-name="ce33" office:value-type="float" office:value="0">
            <text:p>0.00</text:p>
          </table:table-cell>
          <table:table-cell office:value-type="float" office:value="5540">
            <text:p>5,540.00</text:p>
          </table:table-cell>
        </table:table-row>
        <table:table-row table:style-name="ro2">
          <table:table-cell table:style-name="ce18"/>
          <table:table-cell table:style-name="ce28" office:value-type="string">
            <text:p>Ejecución 5</text:p>
          </table:table-cell>
          <table:table-cell table:style-name="ce31" office:value-type="float" office:value="22.6">
            <text:p>22.60</text:p>
          </table:table-cell>
          <table:table-cell table:style-name="ce31" office:value-type="float" office:value="55.8">
            <text:p>55.80</text:p>
          </table:table-cell>
          <table:table-cell table:style-name="ce31" office:value-type="float" office:value="35.7">
            <text:p>35.70</text:p>
          </table:table-cell>
          <table:table-cell table:style-name="ce31" office:value-type="float" office:value="197">
            <text:p>197.00</text:p>
          </table:table-cell>
          <table:table-cell table:style-name="ce31" office:value-type="float" office:value="134">
            <text:p>134.00</text:p>
          </table:table-cell>
          <table:table-cell table:style-name="ce31" office:value-type="float" office:value="1140">
            <text:p>1,140.00</text:p>
          </table:table-cell>
          <table:table-cell table:style-name="ce28" office:value-type="string">
            <text:p>Ejecución 5</text:p>
          </table:table-cell>
          <table:table-cell table:style-name="ce34" office:value-type="float" office:value="0">
            <text:p>0.00</text:p>
          </table:table-cell>
          <table:table-cell table:style-name="ce31" office:value-type="float" office:value="5490">
            <text:p>5,490.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9" office:value-type="string">
            <text:p>Regresión (predicción)</text:p>
          </table:table-cell>
          <table:table-cell office:value-type="string">
            <text:p>Ejecución 1</text:p>
          </table:table-cell>
          <table:table-cell office:value-type="float" office:value="12.4">
            <text:p>12.40</text:p>
          </table:table-cell>
          <table:table-cell office:value-type="float" office:value="3.86">
            <text:p>3.86</text:p>
          </table:table-cell>
          <table:table-cell office:value-type="float" office:value="11.1">
            <text:p>11.10</text:p>
          </table:table-cell>
          <table:table-cell office:value-type="float" office:value="10.4">
            <text:p>10.40</text:p>
          </table:table-cell>
          <table:table-cell office:value-type="float" office:value="5.84">
            <text:p>5.84</text:p>
          </table:table-cell>
          <table:table-cell office:value-type="float" office:value="39.9">
            <text:p>39.90</text:p>
          </table:table-cell>
          <table:table-cell office:value-type="string">
            <text:p>Ejecución 1</text:p>
          </table:table-cell>
          <table:table-cell table:style-name="ce33" office:value-type="float" office:value="0">
            <text:p>0.00</text:p>
          </table:table-cell>
          <table:table-cell office:value-type="float" office:value="101">
            <text:p>101.00</text:p>
          </table:table-cell>
        </table:table-row>
        <table:table-row table:style-name="ro2">
          <table:table-cell table:style-name="ce20"/>
          <table:table-cell office:value-type="string">
            <text:p>Ejecución 2</text:p>
          </table:table-cell>
          <table:table-cell office:value-type="float" office:value="3.96">
            <text:p>3.96</text:p>
          </table:table-cell>
          <table:table-cell office:value-type="float" office:value="5.27">
            <text:p>5.27</text:p>
          </table:table-cell>
          <table:table-cell office:value-type="float" office:value="4.48">
            <text:p>4.48</text:p>
          </table:table-cell>
          <table:table-cell office:value-type="float" office:value="6.5">
            <text:p>6.50</text:p>
          </table:table-cell>
          <table:table-cell office:value-type="float" office:value="12.8">
            <text:p>12.80</text:p>
          </table:table-cell>
          <table:table-cell office:value-type="float" office:value="35.1">
            <text:p>35.10</text:p>
          </table:table-cell>
          <table:table-cell office:value-type="string">
            <text:p>Ejecución 2</text:p>
          </table:table-cell>
          <table:table-cell table:style-name="ce33" office:value-type="float" office:value="0">
            <text:p>0.00</text:p>
          </table:table-cell>
          <table:table-cell office:value-type="float" office:value="90.2">
            <text:p>90.20</text:p>
          </table:table-cell>
        </table:table-row>
        <table:table-row table:style-name="ro2">
          <table:table-cell table:style-name="ce20"/>
          <table:table-cell office:value-type="string">
            <text:p>Ejecución 3</text:p>
          </table:table-cell>
          <table:table-cell office:value-type="float" office:value="4.3">
            <text:p>4.30</text:p>
          </table:table-cell>
          <table:table-cell office:value-type="float" office:value="7.55">
            <text:p>7.55</text:p>
          </table:table-cell>
          <table:table-cell office:value-type="float" office:value="12.3">
            <text:p>12.30</text:p>
          </table:table-cell>
          <table:table-cell office:value-type="float" office:value="6.14">
            <text:p>6.14</text:p>
          </table:table-cell>
          <table:table-cell office:value-type="float" office:value="5.47">
            <text:p>5.47</text:p>
          </table:table-cell>
          <table:table-cell office:value-type="float" office:value="72.7">
            <text:p>72.70</text:p>
          </table:table-cell>
          <table:table-cell office:value-type="string">
            <text:p>Ejecución 3</text:p>
          </table:table-cell>
          <table:table-cell table:style-name="ce33" office:value-type="float" office:value="0">
            <text:p>0.00</text:p>
          </table:table-cell>
          <table:table-cell office:value-type="float" office:value="85">
            <text:p>85.00</text:p>
          </table:table-cell>
        </table:table-row>
        <table:table-row table:style-name="ro2">
          <table:table-cell table:style-name="ce21"/>
          <table:table-cell office:value-type="string">
            <text:p>Ejecución 4</text:p>
          </table:table-cell>
          <table:table-cell office:value-type="float" office:value="4.12">
            <text:p>4.12</text:p>
          </table:table-cell>
          <table:table-cell office:value-type="float" office:value="12.8">
            <text:p>12.80</text:p>
          </table:table-cell>
          <table:table-cell office:value-type="float" office:value="11.2">
            <text:p>11.20</text:p>
          </table:table-cell>
          <table:table-cell office:value-type="float" office:value="18.5">
            <text:p>18.50</text:p>
          </table:table-cell>
          <table:table-cell office:value-type="float" office:value="11.7">
            <text:p>11.70</text:p>
          </table:table-cell>
          <table:table-cell office:value-type="float" office:value="44.5">
            <text:p>44.50</text:p>
          </table:table-cell>
          <table:table-cell office:value-type="string">
            <text:p>Ejecución 4</text:p>
          </table:table-cell>
          <table:table-cell table:style-name="ce33" office:value-type="float" office:value="0">
            <text:p>0.00</text:p>
          </table:table-cell>
          <table:table-cell office:value-type="float" office:value="82.3">
            <text:p>82.30</text:p>
          </table:table-cell>
        </table:table-row>
        <table:table-row table:style-name="ro2">
          <table:table-cell table:style-name="ce22"/>
          <table:table-cell table:style-name="ce28" office:value-type="string">
            <text:p>Ejecución 5</text:p>
          </table:table-cell>
          <table:table-cell table:style-name="ce31" office:value-type="float" office:value="4.33">
            <text:p>4.33</text:p>
          </table:table-cell>
          <table:table-cell table:style-name="ce31" office:value-type="float" office:value="14.5">
            <text:p>14.50</text:p>
          </table:table-cell>
          <table:table-cell table:style-name="ce31" office:value-type="float" office:value="6.91">
            <text:p>6.91</text:p>
          </table:table-cell>
          <table:table-cell table:style-name="ce31" office:value-type="float" office:value="54.9">
            <text:p>54.90</text:p>
          </table:table-cell>
          <table:table-cell table:style-name="ce31" office:value-type="float" office:value="11.1">
            <text:p>11.10</text:p>
          </table:table-cell>
          <table:table-cell table:style-name="ce31" office:value-type="float" office:value="69.3">
            <text:p>69.30</text:p>
          </table:table-cell>
          <table:table-cell table:style-name="ce28" office:value-type="string">
            <text:p>Ejecución 5</text:p>
          </table:table-cell>
          <table:table-cell table:style-name="ce34" office:value-type="float" office:value="0">
            <text:p>0.00</text:p>
          </table:table-cell>
          <table:table-cell table:style-name="ce31" office:value-type="float" office:value="84.8">
            <text:p>84.8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1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23" office:value-type="string">
            <text:p>Coordinate Descent</text:p>
          </table:table-cell>
          <table:table-cell office:value-type="string">
            <text:p>Ejecución 1</text:p>
          </table:table-cell>
          <table:table-cell office:value-type="float" office:value="239">
            <text:p>239.00</text:p>
          </table:table-cell>
          <table:table-cell office:value-type="float" office:value="86.5">
            <text:p>86.50</text:p>
          </table:table-cell>
          <table:table-cell office:value-type="float" office:value="66.5">
            <text:p>66.50</text:p>
          </table:table-cell>
          <table:table-cell office:value-type="float" office:value="119">
            <text:p>119.00</text:p>
          </table:table-cell>
          <table:table-cell office:value-type="float" office:value="920">
            <text:p>920.00</text:p>
          </table:table-cell>
          <table:table-cell office:value-type="float" office:value="602">
            <text:p>602.00</text:p>
          </table:table-cell>
          <table:table-cell office:value-type="string">
            <text:p>Ejecución 1</text:p>
          </table:table-cell>
          <table:table-cell office:value-type="float" office:value="6480">
            <text:p>6,480.00</text:p>
          </table:table-cell>
          <table:table-cell office:value-type="float" office:value="4770">
            <text:p>4,770.00</text:p>
          </table:table-cell>
        </table:table-row>
        <table:table-row table:style-name="ro2">
          <table:table-cell table:style-name="ce24"/>
          <table:table-cell office:value-type="string">
            <text:p>Ejecución 2</text:p>
          </table:table-cell>
          <table:table-cell office:value-type="float" office:value="31.8">
            <text:p>31.80</text:p>
          </table:table-cell>
          <table:table-cell office:value-type="float" office:value="67.1">
            <text:p>67.10</text:p>
          </table:table-cell>
          <table:table-cell office:value-type="float" office:value="65.4">
            <text:p>65.40</text:p>
          </table:table-cell>
          <table:table-cell office:value-type="float" office:value="137">
            <text:p>137.00</text:p>
          </table:table-cell>
          <table:table-cell office:value-type="float" office:value="943">
            <text:p>943.00</text:p>
          </table:table-cell>
          <table:table-cell office:value-type="float" office:value="588">
            <text:p>588.00</text:p>
          </table:table-cell>
          <table:table-cell office:value-type="string">
            <text:p>Ejecución 2</text:p>
          </table:table-cell>
          <table:table-cell office:value-type="float" office:value="5830">
            <text:p>5,830.00</text:p>
          </table:table-cell>
          <table:table-cell office:value-type="float" office:value="3420">
            <text:p>3,420.00</text:p>
          </table:table-cell>
        </table:table-row>
        <table:table-row table:style-name="ro2">
          <table:table-cell table:style-name="ce24"/>
          <table:table-cell office:value-type="string">
            <text:p>Ejecución 3</text:p>
          </table:table-cell>
          <table:table-cell office:value-type="float" office:value="43.6">
            <text:p>43.60</text:p>
          </table:table-cell>
          <table:table-cell office:value-type="float" office:value="64.8">
            <text:p>64.80</text:p>
          </table:table-cell>
          <table:table-cell office:value-type="float" office:value="65.4">
            <text:p>65.40</text:p>
          </table:table-cell>
          <table:table-cell office:value-type="float" office:value="136">
            <text:p>136.00</text:p>
          </table:table-cell>
          <table:table-cell office:value-type="float" office:value="942">
            <text:p>942.00</text:p>
          </table:table-cell>
          <table:table-cell office:value-type="float" office:value="634">
            <text:p>634.00</text:p>
          </table:table-cell>
          <table:table-cell office:value-type="string">
            <text:p>Ejecución 3</text:p>
          </table:table-cell>
          <table:table-cell office:value-type="float" office:value="5970">
            <text:p>5,970.00</text:p>
          </table:table-cell>
          <table:table-cell office:value-type="float" office:value="3100">
            <text:p>3,100.00</text:p>
          </table:table-cell>
        </table:table-row>
        <table:table-row table:style-name="ro2">
          <table:table-cell table:style-name="ce25"/>
          <table:table-cell office:value-type="string">
            <text:p>Ejecución 4</text:p>
          </table:table-cell>
          <table:table-cell office:value-type="float" office:value="31.6">
            <text:p>31.60</text:p>
          </table:table-cell>
          <table:table-cell office:value-type="float" office:value="40.8">
            <text:p>40.80</text:p>
          </table:table-cell>
          <table:table-cell office:value-type="float" office:value="64.7">
            <text:p>64.70</text:p>
          </table:table-cell>
          <table:table-cell office:value-type="float" office:value="128">
            <text:p>128.00</text:p>
          </table:table-cell>
          <table:table-cell office:value-type="float" office:value="942">
            <text:p>942.00</text:p>
          </table:table-cell>
          <table:table-cell office:value-type="float" office:value="633">
            <text:p>633.00</text:p>
          </table:table-cell>
          <table:table-cell office:value-type="string">
            <text:p>Ejecución 4</text:p>
          </table:table-cell>
          <table:table-cell office:value-type="float" office:value="5960">
            <text:p>5,960.00</text:p>
          </table:table-cell>
          <table:table-cell office:value-type="float" office:value="3780">
            <text:p>3,780.00</text:p>
          </table:table-cell>
        </table:table-row>
        <table:table-row table:style-name="ro2">
          <table:table-cell table:style-name="ce26"/>
          <table:table-cell table:style-name="ce28" office:value-type="string">
            <text:p>Ejecución 5</text:p>
          </table:table-cell>
          <table:table-cell table:style-name="ce31" office:value-type="float" office:value="31.5">
            <text:p>31.50</text:p>
          </table:table-cell>
          <table:table-cell table:style-name="ce31" office:value-type="float" office:value="34.8">
            <text:p>34.80</text:p>
          </table:table-cell>
          <table:table-cell table:style-name="ce31" office:value-type="float" office:value="66.6">
            <text:p>66.60</text:p>
          </table:table-cell>
          <table:table-cell table:style-name="ce31" office:value-type="float" office:value="116">
            <text:p>116.00</text:p>
          </table:table-cell>
          <table:table-cell table:style-name="ce31" office:value-type="float" office:value="926">
            <text:p>926.00</text:p>
          </table:table-cell>
          <table:table-cell table:style-name="ce31" office:value-type="float" office:value="632">
            <text:p>632.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5710">
            <text:p>5,710.00</text:p>
          </table:table-cell>
          <table:table-cell table:style-name="ce31" office:value-type="float" office:value="2770">
            <text:p>2,770.00</text:p>
          </table:table-cell>
        </table:table-row>
      </table:table>
      <table:table table:name="Graficas 1" table:style-name="ta1" table:print="false">
        <table:table-column table:style-name="co10" table:number-columns-repeated="10" table:default-cell-style-name="Default"/>
        <table:table-row table:style-name="ro1">
          <table:table-cell>
            <draw:frame table:end-cell-address="'Graficas 1'.J32" table:end-x="0.7693in" table:end-y="0.063in" draw:z-index="0" draw:style-name="gr1" draw:text-style-name="P1" svg:width="8.6406in" svg:height="5.1799in" svg:x="0.1299in" svg:y="0.0732in">
              <draw:object draw:notify-on-update-of-ranges="Tiempos.B1:Tiempos.B1 Tiempos.C1:Tiempos.H1 Tiempos.B2:Tiempos.B2 Tiempos.C2:Tiempos.H2 Tiempos.B3:Tiempos.B3 Tiempos.C3:Tiempos.H3 Tiempos.B4:Tiempos.B4 Tiempos.C4:Tiempos.H4 Tiempos.B5:Tiempos.B5 Tiempos.C5:Tiempos.H5 Tiempos.B6:Tiempos.B6 Tiempos.C6:Tiempos.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'Graficas 1'.S32" table:end-x="0.8567in" table:end-y="0.0315in" draw:z-index="5" draw:style-name="gr1" draw:text-style-name="P1" svg:width="7.9724in" svg:height="5.1197in" svg:x="0.8854in" svg:y="0.102in">
              <draw:object draw:notify-on-update-of-ranges="Tiempos.B31:Tiempos.B31 Tiempos.C31:Tiempos.H31 Tiempos.B32:Tiempos.B32 Tiempos.C32:Tiempos.H32 Tiempos.B33:Tiempos.B33 Tiempos.C33:Tiempos.H33 Tiempos.B34:Tiempos.B34 Tiempos.C34:Tiempos.H34 Tiempos.B35:Tiempos.B35 Tiempos.C35:Tiempos.H35 Tiempos.B36:Tiempos.B36 Tiempos.C36:Tiempos.H36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31">
          <table:table-cell table:number-columns-repeated="10"/>
        </table:table-row>
        <table:table-row table:style-name="ro1">
          <table:table-cell>
            <draw:frame table:end-cell-address="'Graficas 1'.J60" table:end-x="0.7264in" table:end-y="0.0209in" draw:z-index="1" draw:name="Tratamiento simpl" draw:style-name="gr1" draw:text-style-name="P1" svg:width="8.5575in" svg:height="4.5343in" svg:x="0.1701in" svg:y="0.0071in">
              <draw:object draw:notify-on-update-of-ranges="Tiempos.B7:Tiempos.B7 Tiempos.C7:Tiempos.H7 Tiempos.B8:Tiempos.B8 Tiempos.C8:Tiempos.H8 Tiempos.B9:Tiempos.B9 Tiempos.C9:Tiempos.H9 Tiempos.B10:Tiempos.B10 Tiempos.C10:Tiempos.H10 Tiempos.B11:Tiempos.B11 Tiempos.C11:Tiempos.H11 Tiempos.B12:Tiempos.B12 Tiempos.C12:Tiempos.H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>
            <draw:frame table:end-cell-address="'Graficas 1'.S59" table:end-x="0.7917in" table:end-y="0.1673in" draw:z-index="6" draw:style-name="gr1" draw:text-style-name="P1" svg:width="7.9177in" svg:height="4.5126in" svg:x="0.8752in" svg:y="0.0079in">
              <draw:object draw:notify-on-update-of-ranges="Tiempos.B37:Tiempos.B37 Tiempos.C37:Tiempos.H37 Tiempos.B38:Tiempos.B38 Tiempos.C38:Tiempos.H38 Tiempos.B39:Tiempos.B39 Tiempos.C39:Tiempos.H39 Tiempos.B40:Tiempos.B40 Tiempos.C40:Tiempos.H40 Tiempos.B41:Tiempos.B41 Tiempos.C41:Tiempos.H41 Tiempos.B42:Tiempos.B42 Tiempos.C42:Tiempos.H4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26">
          <table:table-cell table:number-columns-repeated="10"/>
        </table:table-row>
        <table:table-row table:style-name="ro1">
          <table:table-cell>
            <draw:frame table:end-cell-address="'Graficas 1'.J89" table:end-x="0.6937in" table:end-y="0.0315in" draw:z-index="2" draw:style-name="gr1" draw:text-style-name="P1" svg:width="8.5035in" svg:height="4.722in" svg:x="0.1913in" svg:y="0.165in">
              <draw:object draw:notify-on-update-of-ranges="Tiempos.B13:Tiempos.B13 Tiempos.C13:Tiempos.H13 Tiempos.B14:Tiempos.B14 Tiempos.C14:Tiempos.H14 Tiempos.B15:Tiempos.B15 Tiempos.C15:Tiempos.H15 Tiempos.B16:Tiempos.B16 Tiempos.C16:Tiempos.H16 Tiempos.B17:Tiempos.B17 Tiempos.C17:Tiempos.H17 Tiempos.B18:Tiempos.B18 Tiempos.C18:Tiempos.H1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9"/>
          <table:table-cell>
            <draw:frame table:end-cell-address="'Graficas 1'.S89" table:end-x="0.7697in" table:end-y="0.1362in" draw:z-index="7" draw:style-name="gr1" draw:text-style-name="P1" svg:width="7.9071in" svg:height="4.8161in" svg:x="0.8638in" svg:y="0.0083in">
              <draw:object draw:notify-on-update-of-ranges="Tiempos.B43:Tiempos.B43 Tiempos.C43:Tiempos.H43 Tiempos.B44:Tiempos.B44 Tiempos.C44:Tiempos.H44 Tiempos.B45:Tiempos.B45 Tiempos.C45:Tiempos.H45 Tiempos.B46:Tiempos.B46 Tiempos.C46:Tiempos.H46 Tiempos.B47:Tiempos.B47 Tiempos.C47:Tiempos.H47 Tiempos.B48:Tiempos.B48 Tiempos.C48:Tiempos.H4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28">
          <table:table-cell table:number-columns-repeated="10"/>
        </table:table-row>
        <table:table-row table:style-name="ro1">
          <table:table-cell>
            <draw:frame table:end-cell-address="'Graficas 1'.J117" table:end-x="0.6504in" table:end-y="0.1575in" draw:z-index="3" draw:style-name="gr1" draw:text-style-name="P1" svg:width="8.4382in" svg:height="4.6701in" svg:x="0.2134in" svg:y="0.0079in">
              <draw:object draw:notify-on-update-of-ranges="Tiempos.B19:Tiempos.B19 Tiempos.C19:Tiempos.H19 Tiempos.B20:Tiempos.B20 Tiempos.C20:Tiempos.H20 Tiempos.B21:Tiempos.B21 Tiempos.C21:Tiempos.H21 Tiempos.B22:Tiempos.B22 Tiempos.C22:Tiempos.H22 Tiempos.B23:Tiempos.B23 Tiempos.C23:Tiempos.H23 Tiempos.B24:Tiempos.B24 Tiempos.C24:Tiempos.H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  <table:table-cell>
            <draw:frame table:end-cell-address="'Graficas 1'.S117" table:end-x="0.7807in" table:end-y="0.0736in" draw:z-index="8" draw:style-name="gr1" draw:text-style-name="P1" svg:width="7.8969in" svg:height="4.5445in" svg:x="0.885in" svg:y="0.0496in">
              <draw:object draw:notify-on-update-of-ranges="Tiempos.B49:Tiempos.B49 Tiempos.C49:Tiempos.H49 Tiempos.B50:Tiempos.B50 Tiempos.C50:Tiempos.H50 Tiempos.B51:Tiempos.B51 Tiempos.C51:Tiempos.H51 Tiempos.B52:Tiempos.B52 Tiempos.C52:Tiempos.H52 Tiempos.B53:Tiempos.B53 Tiempos.C53:Tiempos.H53 Tiempos.B54:Tiempos.B54 Tiempos.C54:Tiempos.H5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26"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'Graficas 1'.S144" table:end-x="0.7591in" table:end-y="0.115in" draw:z-index="9" draw:style-name="gr1" draw:text-style-name="P1" svg:width="7.9291in" svg:height="4.4811in" svg:x="0.8311in" svg:y="0.1547in">
              <draw:object draw:notify-on-update-of-ranges="Tiempos.B55:Tiempos.B55 Tiempos.C55:Tiempos.H55 Tiempos.B56:Tiempos.B56 Tiempos.C56:Tiempos.H56 Tiempos.B57:Tiempos.B57 Tiempos.C57:Tiempos.H57 Tiempos.B58:Tiempos.B58 Tiempos.C58:Tiempos.H58 Tiempos.B59:Tiempos.B59 Tiempos.C59:Tiempos.H59 Tiempos.B60:Tiempos.B60 Tiempos.C60:Tiempos.H6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>
            <draw:frame table:end-cell-address="'Graficas 1'.J144" table:end-x="0.6287in" table:end-y="0.1358in" draw:z-index="4" draw:style-name="gr1" draw:text-style-name="P1" svg:width="8.3949in" svg:height="4.4811in" svg:x="0.235in" svg:y="0.0079in">
              <draw:object draw:notify-on-update-of-ranges="Tiempos.B25:Tiempos.B25 Tiempos.C25:Tiempos.H25 Tiempos.B26:Tiempos.B26 Tiempos.C26:Tiempos.H26 Tiempos.B27:Tiempos.B27 Tiempos.C27:Tiempos.H27 Tiempos.B28:Tiempos.B28 Tiempos.C28:Tiempos.H28 Tiempos.B29:Tiempos.B29 Tiempos.C29:Tiempos.H29 Tiempos.B30:Tiempos.B30 Tiempos.C30:Tiempos.H3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05/02/2021</text:date>, <text:time>15:5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5-02T15:52:15</dc:date>
    <meta:editing-duration>PT14H32M21S</meta:editing-duration>
    <meta:editing-cycles>82</meta:editing-cycles>
    <dc:creator>Gonzalo Delgado Chaves</dc:creator>
    <meta:document-statistic meta:table-count="2" meta:cell-count="60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48cm" svg:height="13.158cm" xlink:href=".." xlink:type="simple" chart:class="chart:bar" chart:style-name="ch1">
        <chart:title svg:x="8.748cm" svg:y="0.426cm" chart:style-name="ch2">
          <text:p>Lectura de datos CSV</text:p>
        </chart:title>
        <chart:legend chart:legend-position="end" svg:x="19.394cm" svg:y="5.284cm" style:legend-expansion="high" chart:style-name="ch3"/>
        <chart:plot-area chart:style-name="ch4" table:cell-range-address="Tiempos.B1:Tiempos.H6" chart:data-source-has-labels="both" svg:x="0.888cm" svg:y="1.967cm" svg:width="17.63cm" svg:height="10.508cm">
          <chartooo:coordinate-region svg:x="2.832cm" svg:y="2.166cm" svg:width="15.686cm" svg:height="9.662cm"/>
          <chart:axis chart:dimension="x" chart:name="primary-x" chart:style-name="ch5" chartooo:axis-type="auto">
            <chartooo:date-scale/>
            <chart:categories table:cell-range-address="Tiempos.C1:Tiempos.H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.C2:Tiempos.H2" chart:label-cell-address="Tiempos.B2:Tiempos.B2" chart:class="chart:bar">
            <chart:data-point chart:repeated="6"/>
          </chart:series>
          <chart:series chart:style-name="ch9" chart:values-cell-range-address="Tiempos.C3:Tiempos.H3" chart:label-cell-address="Tiempos.B3:Tiempos.B3" chart:class="chart:bar">
            <chart:data-point chart:repeated="6"/>
          </chart:series>
          <chart:series chart:style-name="ch10" chart:values-cell-range-address="Tiempos.C4:Tiempos.H4" chart:label-cell-address="Tiempos.B4:Tiempos.B4" chart:class="chart:bar">
            <chart:data-point chart:repeated="6"/>
          </chart:series>
          <chart:series chart:style-name="ch11" chart:values-cell-range-address="Tiempos.C5:Tiempos.H5" chart:label-cell-address="Tiempos.B5:Tiempos.B5" chart:class="chart:bar">
            <chart:data-point chart:repeated="6"/>
          </chart:series>
          <chart:series chart:style-name="ch12" chart:values-cell-range-address="Tiempos.C6:Tiempos.H6" chart:label-cell-address="Tiempos.B6:Tiempos.B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1:Tiempos.H1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2:Tiempos.B2</svg:desc>
                </draw:g>
              </table:table-cell>
              <table:table-cell office:value-type="float" office:value="1460">
                <text:p>1460</text:p>
                <draw:g>
                  <svg:desc>Tiempos.C2:Tiempos.H2</svg:desc>
                </draw:g>
              </table:table-cell>
              <table:table-cell office:value-type="float" office:value="745">
                <text:p>745</text:p>
              </table:table-cell>
              <table:table-cell office:value-type="float" office:value="8020">
                <text:p>8020</text:p>
              </table:table-cell>
              <table:table-cell office:value-type="float" office:value="2660">
                <text:p>2660</text:p>
              </table:table-cell>
              <table:table-cell office:value-type="float" office:value="47200">
                <text:p>47200</text:p>
              </table:table-cell>
              <table:table-cell office:value-type="float" office:value="30300">
                <text:p>30300</text:p>
              </table:table-cell>
            </table:table-row>
            <table:table-row>
              <table:table-cell office:value-type="string">
                <text:p>Ejecución 2</text:p>
                <draw:g>
                  <svg:desc>Tiempos.B3:Tiempos.B3</svg:desc>
                </draw:g>
              </table:table-cell>
              <table:table-cell office:value-type="float" office:value="274">
                <text:p>274</text:p>
                <draw:g>
                  <svg:desc>Tiempos.C3:Tiempos.H3</svg:desc>
                </draw:g>
              </table:table-cell>
              <table:table-cell office:value-type="float" office:value="858">
                <text:p>858</text:p>
              </table:table-cell>
              <table:table-cell office:value-type="float" office:value="741">
                <text:p>741</text:p>
              </table:table-cell>
              <table:table-cell office:value-type="float" office:value="2710">
                <text:p>2710</text:p>
              </table:table-cell>
              <table:table-cell office:value-type="float" office:value="5170">
                <text:p>5170</text:p>
              </table:table-cell>
              <table:table-cell office:value-type="float" office:value="29900">
                <text:p>29900</text:p>
              </table:table-cell>
            </table:table-row>
            <table:table-row>
              <table:table-cell office:value-type="string">
                <text:p>Ejecución 3</text:p>
                <draw:g>
                  <svg:desc>Tiempos.B4:Tiempos.B4</svg:desc>
                </draw:g>
              </table:table-cell>
              <table:table-cell office:value-type="float" office:value="272">
                <text:p>272</text:p>
                <draw:g>
                  <svg:desc>Tiempos.C4:Tiempos.H4</svg:desc>
                </draw:g>
              </table:table-cell>
              <table:table-cell office:value-type="float" office:value="840">
                <text:p>840</text:p>
              </table:table-cell>
              <table:table-cell office:value-type="float" office:value="688">
                <text:p>688</text:p>
              </table:table-cell>
              <table:table-cell office:value-type="float" office:value="2650">
                <text:p>2650</text:p>
              </table:table-cell>
              <table:table-cell office:value-type="float" office:value="5230">
                <text:p>5230</text:p>
              </table:table-cell>
              <table:table-cell office:value-type="float" office:value="29100">
                <text:p>29100</text:p>
              </table:table-cell>
            </table:table-row>
            <table:table-row>
              <table:table-cell office:value-type="string">
                <text:p>Ejecución 4</text:p>
                <draw:g>
                  <svg:desc>Tiempos.B5:Tiempos.B5</svg:desc>
                </draw:g>
              </table:table-cell>
              <table:table-cell office:value-type="float" office:value="299">
                <text:p>299</text:p>
                <draw:g>
                  <svg:desc>Tiempos.C5:Tiempos.H5</svg:desc>
                </draw:g>
              </table:table-cell>
              <table:table-cell office:value-type="float" office:value="830">
                <text:p>830</text:p>
              </table:table-cell>
              <table:table-cell office:value-type="float" office:value="707">
                <text:p>707</text:p>
              </table:table-cell>
              <table:table-cell office:value-type="float" office:value="2640">
                <text:p>2640</text:p>
              </table:table-cell>
              <table:table-cell office:value-type="float" office:value="5100">
                <text:p>5100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string">
                <text:p>Ejecución 5</text:p>
                <draw:g>
                  <svg:desc>Tiempos.B6:Tiempos.B6</svg:desc>
                </draw:g>
              </table:table-cell>
              <table:table-cell office:value-type="float" office:value="280">
                <text:p>280</text:p>
                <draw:g>
                  <svg:desc>Tiempos.C6:Tiempos.H6</svg:desc>
                </draw:g>
              </table:table-cell>
              <table:table-cell office:value-type="float" office:value="841">
                <text:p>841</text:p>
              </table:table-cell>
              <table:table-cell office:value-type="float" office:value="714">
                <text:p>714</text:p>
              </table:table-cell>
              <table:table-cell office:value-type="float" office:value="2650">
                <text:p>2650</text:p>
              </table:table-cell>
              <table:table-cell office:value-type="float" office:value="5120">
                <text:p>5120</text:p>
              </table:table-cell>
              <table:table-cell office:value-type="float" office:value="29100">
                <text:p>29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41cm" svg:height="11.383cm" xlink:href=".." xlink:type="simple" chart:class="chart:bar" chart:style-name="ch1">
        <chart:title svg:x="8.029cm" svg:y="0.363cm" chart:style-name="ch2">
          <text:p>Coordinate Descent</text:p>
        </chart:title>
        <chart:legend chart:legend-position="end" svg:x="17.587cm" svg:y="4.396cm" style:legend-expansion="high" chart:style-name="ch3"/>
        <chart:plot-area chart:style-name="ch4" table:cell-range-address="Tiempos.B55:Tiempos.H60" chart:data-source-has-labels="both" svg:x="0.852cm" svg:y="1.823cm" svg:width="15.931cm" svg:height="8.913cm">
          <chartooo:coordinate-region svg:x="2.426cm" svg:y="2.022cm" svg:width="14.357cm" svg:height="7.669cm"/>
          <chart:axis chart:dimension="x" chart:name="primary-x" chart:style-name="ch5" chartooo:axis-type="auto">
            <chartooo:date-scale/>
            <chart:categories table:cell-range-address="Tiempos.C55:Tiempos.H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.C56:Tiempos.H56" chart:label-cell-address="Tiempos.B56:Tiempos.B56" chart:class="chart:bar">
            <chart:data-point chart:repeated="6"/>
          </chart:series>
          <chart:series chart:style-name="ch9" chart:values-cell-range-address="Tiempos.C57:Tiempos.H57" chart:label-cell-address="Tiempos.B57:Tiempos.B57" chart:class="chart:bar">
            <chart:data-point chart:repeated="6"/>
          </chart:series>
          <chart:series chart:style-name="ch10" chart:values-cell-range-address="Tiempos.C58:Tiempos.H58" chart:label-cell-address="Tiempos.B58:Tiempos.B58" chart:class="chart:bar">
            <chart:data-point chart:repeated="6"/>
          </chart:series>
          <chart:series chart:style-name="ch11" chart:values-cell-range-address="Tiempos.C59:Tiempos.H59" chart:label-cell-address="Tiempos.B59:Tiempos.B59" chart:class="chart:bar">
            <chart:data-point chart:repeated="6"/>
          </chart:series>
          <chart:series chart:style-name="ch12" chart:values-cell-range-address="Tiempos.C60:Tiempos.H60" chart:label-cell-address="Tiempos.B60:Tiempos.B6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55:Tiempos.H55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56:Tiempos.B56</svg:desc>
                </draw:g>
              </table:table-cell>
              <table:table-cell office:value-type="float" office:value="239">
                <text:p>239</text:p>
                <draw:g>
                  <svg:desc>Tiempos.C56:Tiempos.H56</svg:desc>
                </draw:g>
              </table:table-cell>
              <table:table-cell office:value-type="float" office:value="86.5">
                <text:p>86.5</text:p>
              </table:table-cell>
              <table:table-cell office:value-type="float" office:value="66.5">
                <text:p>66.5</text:p>
              </table:table-cell>
              <table:table-cell office:value-type="float" office:value="119">
                <text:p>119</text:p>
              </table:table-cell>
              <table:table-cell office:value-type="float" office:value="920">
                <text:p>92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Ejecución 2</text:p>
                <draw:g>
                  <svg:desc>Tiempos.B57:Tiempos.B57</svg:desc>
                </draw:g>
              </table:table-cell>
              <table:table-cell office:value-type="float" office:value="31.8">
                <text:p>31.8</text:p>
                <draw:g>
                  <svg:desc>Tiempos.C57:Tiempos.H57</svg:desc>
                </draw:g>
              </table:table-cell>
              <table:table-cell office:value-type="float" office:value="67.1">
                <text:p>67.1</text:p>
              </table:table-cell>
              <table:table-cell office:value-type="float" office:value="65.4">
                <text:p>65.4</text:p>
              </table:table-cell>
              <table:table-cell office:value-type="float" office:value="137">
                <text:p>137</text:p>
              </table:table-cell>
              <table:table-cell office:value-type="float" office:value="943">
                <text:p>94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Ejecución 3</text:p>
                <draw:g>
                  <svg:desc>Tiempos.B58:Tiempos.B58</svg:desc>
                </draw:g>
              </table:table-cell>
              <table:table-cell office:value-type="float" office:value="43.6">
                <text:p>43.6</text:p>
                <draw:g>
                  <svg:desc>Tiempos.C58:Tiempos.H58</svg:desc>
                </draw:g>
              </table:table-cell>
              <table:table-cell office:value-type="float" office:value="64.8">
                <text:p>64.8</text:p>
              </table:table-cell>
              <table:table-cell office:value-type="float" office:value="65.4">
                <text:p>65.4</text:p>
              </table:table-cell>
              <table:table-cell office:value-type="float" office:value="136">
                <text:p>136</text:p>
              </table:table-cell>
              <table:table-cell office:value-type="float" office:value="942">
                <text:p>94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Ejecución 4</text:p>
                <draw:g>
                  <svg:desc>Tiempos.B59:Tiempos.B59</svg:desc>
                </draw:g>
              </table:table-cell>
              <table:table-cell office:value-type="float" office:value="31.6">
                <text:p>31.6</text:p>
                <draw:g>
                  <svg:desc>Tiempos.C59:Tiempos.H59</svg:desc>
                </draw:g>
              </table:table-cell>
              <table:table-cell office:value-type="float" office:value="40.8">
                <text:p>40.8</text:p>
              </table:table-cell>
              <table:table-cell office:value-type="float" office:value="64.7">
                <text:p>64.7</text:p>
              </table:table-cell>
              <table:table-cell office:value-type="float" office:value="128">
                <text:p>128</text:p>
              </table:table-cell>
              <table:table-cell office:value-type="float" office:value="942">
                <text:p>94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Ejecución 5</text:p>
                <draw:g>
                  <svg:desc>Tiempos.B60:Tiempos.B60</svg:desc>
                </draw:g>
              </table:table-cell>
              <table:table-cell office:value-type="float" office:value="31.5">
                <text:p>31.5</text:p>
                <draw:g>
                  <svg:desc>Tiempos.C60:Tiempos.H60</svg:desc>
                </draw:g>
              </table:table-cell>
              <table:table-cell office:value-type="float" office:value="34.8">
                <text:p>34.8</text:p>
              </table:table-cell>
              <table:table-cell office:value-type="float" office:value="66.6">
                <text:p>66.6</text:p>
              </table:table-cell>
              <table:table-cell office:value-type="float" office:value="116">
                <text:p>116</text:p>
              </table:table-cell>
              <table:table-cell office:value-type="float" office:value="926">
                <text:p>926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37cm" svg:height="11.518cm" xlink:href=".." xlink:type="simple" chart:class="chart:bar" chart:style-name="ch1">
        <chart:title svg:x="8.893cm" svg:y="0.366cm" chart:style-name="ch2">
          <text:p>Tratamiento simple</text:p>
        </chart:title>
        <chart:legend chart:legend-position="end" svg:x="19.183cm" svg:y="4.464cm" style:legend-expansion="high" chart:style-name="ch3"/>
        <chart:plot-area chart:style-name="ch4" table:cell-range-address="Tiempos.B7:Tiempos.H12" chart:data-source-has-labels="both" svg:x="0.884cm" svg:y="1.835cm" svg:width="17.431cm" svg:height="9.033cm">
          <chartooo:coordinate-region svg:x="2.458cm" svg:y="2.035cm" svg:width="15.857cm" svg:height="8.186cm"/>
          <chart:axis chart:dimension="x" chart:name="primary-x" chart:style-name="ch5" chartooo:axis-type="auto">
            <chartooo:date-scale/>
            <chart:categories table:cell-range-address="Tiempos.C7:Tiempos.H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.C8:Tiempos.H8" chart:label-cell-address="Tiempos.B8:Tiempos.B8" chart:class="chart:bar">
            <chart:data-point chart:repeated="6"/>
          </chart:series>
          <chart:series chart:style-name="ch9" chart:values-cell-range-address="Tiempos.C9:Tiempos.H9" chart:label-cell-address="Tiempos.B9:Tiempos.B9" chart:class="chart:bar">
            <chart:data-point chart:repeated="6"/>
          </chart:series>
          <chart:series chart:style-name="ch10" chart:values-cell-range-address="Tiempos.C10:Tiempos.H10" chart:label-cell-address="Tiempos.B10:Tiempos.B10" chart:class="chart:bar">
            <chart:data-point chart:repeated="6"/>
          </chart:series>
          <chart:series chart:style-name="ch11" chart:values-cell-range-address="Tiempos.C11:Tiempos.H11" chart:label-cell-address="Tiempos.B11:Tiempos.B11" chart:class="chart:bar">
            <chart:data-point chart:repeated="6"/>
          </chart:series>
          <chart:series chart:style-name="ch12" chart:values-cell-range-address="Tiempos.C12:Tiempos.H12" chart:label-cell-address="Tiempos.B12:Tiempos.B1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7:Tiempos.H7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8:Tiempos.B8</svg:desc>
                </draw:g>
              </table:table-cell>
              <table:table-cell office:value-type="float" office:value="45.1">
                <text:p>45.1</text:p>
                <draw:g>
                  <svg:desc>Tiempos.C8:Tiempos.H8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76.2">
                <text:p>76.2</text:p>
              </table:table-cell>
              <table:table-cell office:value-type="float" office:value="25.5">
                <text:p>25.5</text:p>
              </table:table-cell>
              <table:table-cell office:value-type="float" office:value="180">
                <text:p>18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Ejecución 2</text:p>
                <draw:g>
                  <svg:desc>Tiempos.B9:Tiempos.B9</svg:desc>
                </draw:g>
              </table:table-cell>
              <table:table-cell office:value-type="float" office:value="41.2">
                <text:p>41.2</text:p>
                <draw:g>
                  <svg:desc>Tiempos.C9:Tiempos.H9</svg:desc>
                </draw:g>
              </table:table-cell>
              <table:table-cell office:value-type="float" office:value="8.47">
                <text:p>8.47</text:p>
              </table:table-cell>
              <table:table-cell office:value-type="float" office:value="76.4">
                <text:p>76.4</text:p>
              </table:table-cell>
              <table:table-cell office:value-type="float" office:value="25.8">
                <text:p>25.8</text:p>
              </table:table-cell>
              <table:table-cell office:value-type="float" office:value="168">
                <text:p>168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Ejecución 3</text:p>
                <draw:g>
                  <svg:desc>Tiempos.B10:Tiempos.B10</svg:desc>
                </draw:g>
              </table:table-cell>
              <table:table-cell office:value-type="float" office:value="43.1">
                <text:p>43.1</text:p>
                <draw:g>
                  <svg:desc>Tiempos.C10:Tiempos.H10</svg:desc>
                </draw:g>
              </table:table-cell>
              <table:table-cell office:value-type="float" office:value="6.73">
                <text:p>6.73</text:p>
              </table:table-cell>
              <table:table-cell office:value-type="float" office:value="74.5">
                <text:p>74.5</text:p>
              </table:table-cell>
              <table:table-cell office:value-type="float" office:value="31.7">
                <text:p>31.7</text:p>
              </table:table-cell>
              <table:table-cell office:value-type="float" office:value="167">
                <text:p>167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Ejecución 4</text:p>
                <draw:g>
                  <svg:desc>Tiempos.B11:Tiempos.B11</svg:desc>
                </draw:g>
              </table:table-cell>
              <table:table-cell office:value-type="float" office:value="42.1">
                <text:p>42.1</text:p>
                <draw:g>
                  <svg:desc>Tiempos.C11:Tiempos.H11</svg:desc>
                </draw:g>
              </table:table-cell>
              <table:table-cell office:value-type="float" office:value="10.8">
                <text:p>10.8</text:p>
              </table:table-cell>
              <table:table-cell office:value-type="float" office:value="59.7">
                <text:p>59.7</text:p>
              </table:table-cell>
              <table:table-cell office:value-type="float" office:value="26.3">
                <text:p>26.3</text:p>
              </table:table-cell>
              <table:table-cell office:value-type="float" office:value="165">
                <text:p>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Ejecución 5</text:p>
                <draw:g>
                  <svg:desc>Tiempos.B12:Tiempos.B12</svg:desc>
                </draw:g>
              </table:table-cell>
              <table:table-cell office:value-type="float" office:value="39.9">
                <text:p>39.9</text:p>
                <draw:g>
                  <svg:desc>Tiempos.C12:Tiempos.H12</svg:desc>
                </draw:g>
              </table:table-cell>
              <table:table-cell office:value-type="float" office:value="7.18">
                <text:p>7.18</text:p>
              </table:table-cell>
              <table:table-cell office:value-type="float" office:value="75.9">
                <text:p>75.9</text:p>
              </table:table-cell>
              <table:table-cell office:value-type="float" office:value="31.8">
                <text:p>31.8</text:p>
              </table:table-cell>
              <table:table-cell office:value-type="float" office:value="180">
                <text:p>18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cm" svg:height="11.995cm" xlink:href=".." xlink:type="simple" chart:class="chart:bar" chart:style-name="ch1">
        <chart:title svg:x="8.587cm" svg:y="0.375cm" chart:style-name="ch2">
          <text:p>Tratamiento complejo</text:p>
        </chart:title>
        <chart:legend chart:legend-position="end" svg:x="19.046cm" svg:y="4.702cm" style:legend-expansion="high" chart:style-name="ch3"/>
        <chart:plot-area chart:style-name="ch4" table:cell-range-address="Tiempos.B13:Tiempos.H18" chart:data-source-has-labels="both" svg:x="0.882cm" svg:y="1.871cm" svg:width="17.3cm" svg:height="9.465cm">
          <chartooo:coordinate-region svg:x="2.641cm" svg:y="2.07cm" svg:width="15.541cm" svg:height="8.619cm"/>
          <chart:axis chart:dimension="x" chart:name="primary-x" chart:style-name="ch5" chartooo:axis-type="auto">
            <chartooo:date-scale/>
            <chart:categories table:cell-range-address="Tiempos.C13:Tiempos.H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.C14:Tiempos.H14" chart:label-cell-address="Tiempos.B14:Tiempos.B14" chart:class="chart:bar">
            <chart:data-point chart:repeated="6"/>
          </chart:series>
          <chart:series chart:style-name="ch9" chart:values-cell-range-address="Tiempos.C15:Tiempos.H15" chart:label-cell-address="Tiempos.B15:Tiempos.B15" chart:class="chart:bar">
            <chart:data-point chart:repeated="6"/>
          </chart:series>
          <chart:series chart:style-name="ch10" chart:values-cell-range-address="Tiempos.C16:Tiempos.H16" chart:label-cell-address="Tiempos.B16:Tiempos.B16" chart:class="chart:bar">
            <chart:data-point chart:repeated="6"/>
          </chart:series>
          <chart:series chart:style-name="ch11" chart:values-cell-range-address="Tiempos.C17:Tiempos.H17" chart:label-cell-address="Tiempos.B17:Tiempos.B17" chart:class="chart:bar">
            <chart:data-point chart:repeated="6"/>
          </chart:series>
          <chart:series chart:style-name="ch12" chart:values-cell-range-address="Tiempos.C18:Tiempos.H18" chart:label-cell-address="Tiempos.B18:Tiempos.B18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13:Tiempos.H13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14:Tiempos.B14</svg:desc>
                </draw:g>
              </table:table-cell>
              <table:table-cell office:value-type="float" office:value="7.32">
                <text:p>7.32</text:p>
                <draw:g>
                  <svg:desc>Tiempos.C14:Tiempos.H14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6.9">
                <text:p>16.9</text:p>
              </table:table-cell>
              <table:table-cell office:value-type="float" office:value="396">
                <text:p>396</text:p>
              </table:table-cell>
              <table:table-cell office:value-type="float" office:value="61.9">
                <text:p>61.9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Ejecución 2</text:p>
                <draw:g>
                  <svg:desc>Tiempos.B15:Tiempos.B15</svg:desc>
                </draw:g>
              </table:table-cell>
              <table:table-cell office:value-type="float" office:value="8.51">
                <text:p>8.51</text:p>
                <draw:g>
                  <svg:desc>Tiempos.C15:Tiempos.H15</svg:desc>
                </draw:g>
              </table:table-cell>
              <table:table-cell office:value-type="float" office:value="115">
                <text:p>115</text:p>
              </table:table-cell>
              <table:table-cell office:value-type="float" office:value="17.2">
                <text:p>17.2</text:p>
              </table:table-cell>
              <table:table-cell office:value-type="float" office:value="401">
                <text:p>401</text:p>
              </table:table-cell>
              <table:table-cell office:value-type="float" office:value="61">
                <text:p>61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Ejecución 3</text:p>
                <draw:g>
                  <svg:desc>Tiempos.B16:Tiempos.B16</svg:desc>
                </draw:g>
              </table:table-cell>
              <table:table-cell office:value-type="float" office:value="7.26">
                <text:p>7.26</text:p>
                <draw:g>
                  <svg:desc>Tiempos.C16:Tiempos.H16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14.7">
                <text:p>14.7</text:p>
              </table:table-cell>
              <table:table-cell office:value-type="float" office:value="389">
                <text:p>389</text:p>
              </table:table-cell>
              <table:table-cell office:value-type="float" office:value="60.8">
                <text:p>60.8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Ejecución 4</text:p>
                <draw:g>
                  <svg:desc>Tiempos.B17:Tiempos.B17</svg:desc>
                </draw:g>
              </table:table-cell>
              <table:table-cell office:value-type="float" office:value="16.1">
                <text:p>16.1</text:p>
                <draw:g>
                  <svg:desc>Tiempos.C17:Tiempos.H17</svg:desc>
                </draw:g>
              </table:table-cell>
              <table:table-cell office:value-type="float" office:value="84.8">
                <text:p>84.8</text:p>
              </table:table-cell>
              <table:table-cell office:value-type="float" office:value="14.3">
                <text:p>14.3</text:p>
              </table:table-cell>
              <table:table-cell office:value-type="float" office:value="370">
                <text:p>370</text:p>
              </table:table-cell>
              <table:table-cell office:value-type="float" office:value="61.2">
                <text:p>61.2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Ejecución 5</text:p>
                <draw:g>
                  <svg:desc>Tiempos.B18:Tiempos.B18</svg:desc>
                </draw:g>
              </table:table-cell>
              <table:table-cell office:value-type="float" office:value="9.27">
                <text:p>9.27</text:p>
                <draw:g>
                  <svg:desc>Tiempos.C18:Tiempos.H18</svg:desc>
                </draw:g>
              </table:table-cell>
              <table:table-cell office:value-type="float" office:value="82.5">
                <text:p>82.5</text:p>
              </table:table-cell>
              <table:table-cell office:value-type="float" office:value="16.4">
                <text:p>16.4</text:p>
              </table:table-cell>
              <table:table-cell office:value-type="float" office:value="370">
                <text:p>370</text:p>
              </table:table-cell>
              <table:table-cell office:value-type="float" office:value="63.1">
                <text:p>63.1</text:p>
              </table:table-cell>
              <table:table-cell office:value-type="float" office:value="2170">
                <text:p>21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34cm" svg:height="11.863cm" xlink:href=".." xlink:type="simple" chart:class="chart:bar" chart:style-name="ch1">
        <chart:title svg:x="7.869cm" svg:y="0.373cm" chart:style-name="ch2">
          <text:p>Conversión de coordenadas</text:p>
        </chart:title>
        <chart:legend chart:legend-position="end" svg:x="18.88cm" svg:y="4.636cm" style:legend-expansion="high" chart:style-name="ch3"/>
        <chart:plot-area chart:style-name="ch4" table:cell-range-address="Tiempos.B19:Tiempos.H24" chart:data-source-has-labels="both" svg:x="0.878cm" svg:y="1.863cm" svg:width="17.146cm" svg:height="9.343cm">
          <chartooo:coordinate-region svg:x="2.452cm" svg:y="2.062cm" svg:width="15.572cm" svg:height="8.497cm"/>
          <chart:axis chart:dimension="x" chart:name="primary-x" chart:style-name="ch5" chartooo:axis-type="auto">
            <chartooo:date-scale/>
            <chart:categories table:cell-range-address="Tiempos.C19:Tiempos.H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.C20:Tiempos.H20" chart:label-cell-address="Tiempos.B20:Tiempos.B20" chart:class="chart:bar">
            <chart:data-point chart:repeated="6"/>
          </chart:series>
          <chart:series chart:style-name="ch9" chart:values-cell-range-address="Tiempos.C21:Tiempos.H21" chart:label-cell-address="Tiempos.B21:Tiempos.B21" chart:class="chart:bar">
            <chart:data-point chart:repeated="6"/>
          </chart:series>
          <chart:series chart:style-name="ch10" chart:values-cell-range-address="Tiempos.C22:Tiempos.H22" chart:label-cell-address="Tiempos.B22:Tiempos.B22" chart:class="chart:bar">
            <chart:data-point chart:repeated="6"/>
          </chart:series>
          <chart:series chart:style-name="ch11" chart:values-cell-range-address="Tiempos.C23:Tiempos.H23" chart:label-cell-address="Tiempos.B23:Tiempos.B23" chart:class="chart:bar">
            <chart:data-point chart:repeated="6"/>
          </chart:series>
          <chart:series chart:style-name="ch12" chart:values-cell-range-address="Tiempos.C24:Tiempos.H24" chart:label-cell-address="Tiempos.B24:Tiempos.B2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19:Tiempos.H19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20:Tiempos.B20</svg:desc>
                </draw:g>
              </table:table-cell>
              <table:table-cell office:value-type="float" office:value="131">
                <text:p>131</text:p>
                <draw:g>
                  <svg:desc>Tiempos.C20:Tiempos.H20</svg:desc>
                </draw:g>
              </table:table-cell>
              <table:table-cell office:value-type="float" office:value="44.4">
                <text:p>44.4</text:p>
              </table:table-cell>
              <table:table-cell office:value-type="float" office:value="51.7">
                <text:p>51.7</text:p>
              </table:table-cell>
              <table:table-cell office:value-type="float" office:value="182">
                <text:p>182</text:p>
              </table:table-cell>
              <table:table-cell office:value-type="float" office:value="92.6">
                <text:p>92.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Ejecución 2</text:p>
                <draw:g>
                  <svg:desc>Tiempos.B21:Tiempos.B21</svg:desc>
                </draw:g>
              </table:table-cell>
              <table:table-cell office:value-type="float" office:value="25">
                <text:p>25</text:p>
                <draw:g>
                  <svg:desc>Tiempos.C21:Tiempos.H21</svg:desc>
                </draw:g>
              </table:table-cell>
              <table:table-cell office:value-type="float" office:value="43.5">
                <text:p>43.5</text:p>
              </table:table-cell>
              <table:table-cell office:value-type="float" office:value="48.8">
                <text:p>48.8</text:p>
              </table:table-cell>
              <table:table-cell office:value-type="float" office:value="182">
                <text:p>182</text:p>
              </table:table-cell>
              <table:table-cell office:value-type="float" office:value="91.3">
                <text:p>91.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Ejecución 3</text:p>
                <draw:g>
                  <svg:desc>Tiempos.B22:Tiempos.B22</svg:desc>
                </draw:g>
              </table:table-cell>
              <table:table-cell office:value-type="float" office:value="12.7">
                <text:p>12.7</text:p>
                <draw:g>
                  <svg:desc>Tiempos.C22:Tiempos.H22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52.5">
                <text:p>52.5</text:p>
              </table:table-cell>
              <table:table-cell office:value-type="float" office:value="184">
                <text:p>184</text:p>
              </table:table-cell>
              <table:table-cell office:value-type="float" office:value="92">
                <text:p>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Ejecución 4</text:p>
                <draw:g>
                  <svg:desc>Tiempos.B23:Tiempos.B23</svg:desc>
                </draw:g>
              </table:table-cell>
              <table:table-cell office:value-type="float" office:value="10.5">
                <text:p>10.5</text:p>
                <draw:g>
                  <svg:desc>Tiempos.C23:Tiempos.H23</svg:desc>
                </draw:g>
              </table:table-cell>
              <table:table-cell office:value-type="float" office:value="44.5">
                <text:p>44.5</text:p>
              </table:table-cell>
              <table:table-cell office:value-type="float" office:value="52.2">
                <text:p>52.2</text:p>
              </table:table-cell>
              <table:table-cell office:value-type="float" office:value="182">
                <text:p>182</text:p>
              </table:table-cell>
              <table:table-cell office:value-type="float" office:value="91.6">
                <text:p>91.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Ejecución 5</text:p>
                <draw:g>
                  <svg:desc>Tiempos.B24:Tiempos.B24</svg:desc>
                </draw:g>
              </table:table-cell>
              <table:table-cell office:value-type="float" office:value="26.8">
                <text:p>26.8</text:p>
                <draw:g>
                  <svg:desc>Tiempos.C24:Tiempos.H24</svg:desc>
                </draw:g>
              </table:table-cell>
              <table:table-cell office:value-type="float" office:value="79.1">
                <text:p>79.1</text:p>
              </table:table-cell>
              <table:table-cell office:value-type="float" office:value="49.7">
                <text:p>49.7</text:p>
              </table:table-cell>
              <table:table-cell office:value-type="float" office:value="182">
                <text:p>182</text:p>
              </table:table-cell>
              <table:table-cell office:value-type="float" office:value="95.8">
                <text:p>95.8</text:p>
              </table:table-cell>
              <table:table-cell office:value-type="float" office:value="1040">
                <text:p>10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24cm" svg:height="11.383cm" xlink:href=".." xlink:type="simple" chart:class="chart:bar" chart:style-name="ch1">
        <chart:title svg:x="9.692cm" svg:y="0.363cm" chart:style-name="ch2">
          <text:p>K-means</text:p>
        </chart:title>
        <chart:legend chart:legend-position="end" svg:x="18.77cm" svg:y="4.396cm" style:legend-expansion="high" chart:style-name="ch3"/>
        <chart:plot-area chart:style-name="ch4" table:cell-range-address="Tiempos.B25:Tiempos.H30" chart:data-source-has-labels="both" svg:x="0.876cm" svg:y="1.823cm" svg:width="17.042cm" svg:height="8.913cm">
          <chartooo:coordinate-region svg:x="2.635cm" svg:y="2.023cm" svg:width="15.283cm" svg:height="7.668cm"/>
          <chart:axis chart:dimension="x" chart:name="primary-x" chart:style-name="ch5" chartooo:axis-type="auto">
            <chartooo:date-scale/>
            <chart:categories table:cell-range-address="Tiempos.C25:Tiempos.H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.C26:Tiempos.H26" chart:label-cell-address="Tiempos.B26:Tiempos.B26" chart:class="chart:bar">
            <chart:data-point chart:repeated="6"/>
          </chart:series>
          <chart:series chart:style-name="ch9" chart:values-cell-range-address="Tiempos.C27:Tiempos.H27" chart:label-cell-address="Tiempos.B27:Tiempos.B27" chart:class="chart:bar">
            <chart:data-point chart:repeated="6"/>
          </chart:series>
          <chart:series chart:style-name="ch10" chart:values-cell-range-address="Tiempos.C28:Tiempos.H28" chart:label-cell-address="Tiempos.B28:Tiempos.B28" chart:class="chart:bar">
            <chart:data-point chart:repeated="6"/>
          </chart:series>
          <chart:series chart:style-name="ch11" chart:values-cell-range-address="Tiempos.C29:Tiempos.H29" chart:label-cell-address="Tiempos.B29:Tiempos.B29" chart:class="chart:bar">
            <chart:data-point chart:repeated="6"/>
          </chart:series>
          <chart:series chart:style-name="ch12" chart:values-cell-range-address="Tiempos.C30:Tiempos.H30" chart:label-cell-address="Tiempos.B30:Tiempos.B3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25:Tiempos.H25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26:Tiempos.B26</svg:desc>
                </draw:g>
              </table:table-cell>
              <table:table-cell office:value-type="float" office:value="662">
                <text:p>662</text:p>
                <draw:g>
                  <svg:desc>Tiempos.C26:Tiempos.H26</svg:desc>
                </draw:g>
              </table:table-cell>
              <table:table-cell office:value-type="float" office:value="394">
                <text:p>394</text:p>
              </table:table-cell>
              <table:table-cell office:value-type="float" office:value="1400">
                <text:p>1400</text:p>
              </table:table-cell>
              <table:table-cell office:value-type="float" office:value="910">
                <text:p>910</text:p>
              </table:table-cell>
              <table:table-cell office:value-type="float" office:value="745">
                <text:p>74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Ejecución 2</text:p>
                <draw:g>
                  <svg:desc>Tiempos.B27:Tiempos.B27</svg:desc>
                </draw:g>
              </table:table-cell>
              <table:table-cell office:value-type="float" office:value="648">
                <text:p>648</text:p>
                <draw:g>
                  <svg:desc>Tiempos.C27:Tiempos.H27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1380">
                <text:p>1380</text:p>
              </table:table-cell>
              <table:table-cell office:value-type="float" office:value="1000">
                <text:p>1000</text:p>
              </table:table-cell>
              <table:table-cell office:value-type="float" office:value="956">
                <text:p>956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Ejecución 3</text:p>
                <draw:g>
                  <svg:desc>Tiempos.B28:Tiempos.B28</svg:desc>
                </draw:g>
              </table:table-cell>
              <table:table-cell office:value-type="float" office:value="653">
                <text:p>653</text:p>
                <draw:g>
                  <svg:desc>Tiempos.C28:Tiempos.H28</svg:desc>
                </draw:g>
              </table:table-cell>
              <table:table-cell office:value-type="float" office:value="370">
                <text:p>370</text:p>
              </table:table-cell>
              <table:table-cell office:value-type="float" office:value="1390">
                <text:p>1390</text:p>
              </table:table-cell>
              <table:table-cell office:value-type="float" office:value="996">
                <text:p>996</text:p>
              </table:table-cell>
              <table:table-cell office:value-type="float" office:value="704">
                <text:p>704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Ejecución 4</text:p>
                <draw:g>
                  <svg:desc>Tiempos.B29:Tiempos.B29</svg:desc>
                </draw:g>
              </table:table-cell>
              <table:table-cell office:value-type="float" office:value="609">
                <text:p>609</text:p>
                <draw:g>
                  <svg:desc>Tiempos.C29:Tiempos.H29</svg:desc>
                </draw:g>
              </table:table-cell>
              <table:table-cell office:value-type="float" office:value="304">
                <text:p>304</text:p>
              </table:table-cell>
              <table:table-cell office:value-type="float" office:value="1390">
                <text:p>1390</text:p>
              </table:table-cell>
              <table:table-cell office:value-type="float" office:value="1270">
                <text:p>1270</text:p>
              </table:table-cell>
              <table:table-cell office:value-type="float" office:value="1210">
                <text:p>121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Ejecución 5</text:p>
                <draw:g>
                  <svg:desc>Tiempos.B30:Tiempos.B30</svg:desc>
                </draw:g>
              </table:table-cell>
              <table:table-cell office:value-type="float" office:value="629">
                <text:p>629</text:p>
                <draw:g>
                  <svg:desc>Tiempos.C30:Tiempos.H30</svg:desc>
                </draw:g>
              </table:table-cell>
              <table:table-cell office:value-type="float" office:value="329">
                <text:p>329</text:p>
              </table:table-cell>
              <table:table-cell office:value-type="float" office:value="1390">
                <text:p>1390</text:p>
              </table:table-cell>
              <table:table-cell office:value-type="float" office:value="1190">
                <text:p>1190</text:p>
              </table:table-cell>
              <table:table-cell office:value-type="float" office:value="2440">
                <text:p>2440</text:p>
              </table:table-cell>
              <table:table-cell office:value-type="float" office:value="2760">
                <text:p>27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51cm" svg:height="13.005cm" xlink:href=".." xlink:type="simple" chart:class="chart:bar" chart:style-name="ch1">
        <chart:title svg:x="9.129cm" svg:y="0.396cm" chart:style-name="ch2">
          <text:p>DBSCAN</text:p>
        </chart:title>
        <chart:legend chart:legend-position="end" svg:x="17.697cm" svg:y="5.207cm" style:legend-expansion="high" chart:style-name="ch3"/>
        <chart:plot-area chart:style-name="ch4" table:cell-range-address="Tiempos.B31:Tiempos.H36" chart:data-source-has-labels="both" svg:x="0.855cm" svg:y="1.955cm" svg:width="16.032cm" svg:height="10.37cm">
          <chartooo:coordinate-region svg:x="2.799cm" svg:y="2.154cm" svg:width="14.088cm" svg:height="9.126cm"/>
          <chart:axis chart:dimension="x" chart:name="primary-x" chart:style-name="ch5" chartooo:axis-type="auto">
            <chartooo:date-scale/>
            <chart:categories table:cell-range-address="Tiempos.C31:Tiempos.H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.C32:Tiempos.H32" chart:label-cell-address="Tiempos.B32:Tiempos.B32" chart:class="chart:bar">
            <chart:data-point chart:repeated="6"/>
          </chart:series>
          <chart:series chart:style-name="ch9" chart:values-cell-range-address="Tiempos.C33:Tiempos.H33" chart:label-cell-address="Tiempos.B33:Tiempos.B33" chart:class="chart:bar">
            <chart:data-point chart:repeated="6"/>
          </chart:series>
          <chart:series chart:style-name="ch10" chart:values-cell-range-address="Tiempos.C34:Tiempos.H34" chart:label-cell-address="Tiempos.B34:Tiempos.B34" chart:class="chart:bar">
            <chart:data-point chart:repeated="6"/>
          </chart:series>
          <chart:series chart:style-name="ch11" chart:values-cell-range-address="Tiempos.C35:Tiempos.H35" chart:label-cell-address="Tiempos.B35:Tiempos.B35" chart:class="chart:bar">
            <chart:data-point chart:repeated="6"/>
          </chart:series>
          <chart:series chart:style-name="ch12" chart:values-cell-range-address="Tiempos.C36:Tiempos.H36" chart:label-cell-address="Tiempos.B36:Tiempos.B3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31:Tiempos.H31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32:Tiempos.B32</svg:desc>
                </draw:g>
              </table:table-cell>
              <table:table-cell office:value-type="float" office:value="884">
                <text:p>884</text:p>
                <draw:g>
                  <svg:desc>Tiempos.C32:Tiempos.H32</svg:desc>
                </draw:g>
              </table:table-cell>
              <table:table-cell office:value-type="float" office:value="140">
                <text:p>140</text:p>
              </table:table-cell>
              <table:table-cell office:value-type="float" office:value="9860">
                <text:p>9860</text:p>
              </table:table-cell>
              <table:table-cell office:value-type="float" office:value="1070">
                <text:p>1070</text:p>
              </table:table-cell>
              <table:table-cell office:value-type="float" office:value="44100">
                <text:p>4410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Ejecución 2</text:p>
                <draw:g>
                  <svg:desc>Tiempos.B33:Tiempos.B33</svg:desc>
                </draw:g>
              </table:table-cell>
              <table:table-cell office:value-type="float" office:value="12.6">
                <text:p>12.6</text:p>
                <draw:g>
                  <svg:desc>Tiempos.C33:Tiempos.H33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9860">
                <text:p>9860</text:p>
              </table:table-cell>
              <table:table-cell office:value-type="float" office:value="1090">
                <text:p>1090</text:p>
              </table:table-cell>
              <table:table-cell office:value-type="float" office:value="44100">
                <text:p>4410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Ejecución 3</text:p>
                <draw:g>
                  <svg:desc>Tiempos.B34:Tiempos.B34</svg:desc>
                </draw:g>
              </table:table-cell>
              <table:table-cell office:value-type="float" office:value="12.2">
                <text:p>12.2</text:p>
                <draw:g>
                  <svg:desc>Tiempos.C34:Tiempos.H34</svg:desc>
                </draw:g>
              </table:table-cell>
              <table:table-cell office:value-type="float" office:value="51.4">
                <text:p>51.4</text:p>
              </table:table-cell>
              <table:table-cell office:value-type="float" office:value="9850">
                <text:p>9850</text:p>
              </table:table-cell>
              <table:table-cell office:value-type="float" office:value="1120">
                <text:p>1120</text:p>
              </table:table-cell>
              <table:table-cell office:value-type="float" office:value="44200">
                <text:p>4420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Ejecución 4</text:p>
                <draw:g>
                  <svg:desc>Tiempos.B35:Tiempos.B35</svg:desc>
                </draw:g>
              </table:table-cell>
              <table:table-cell office:value-type="float" office:value="11.7">
                <text:p>11.7</text:p>
                <draw:g>
                  <svg:desc>Tiempos.C35:Tiempos.H35</svg:desc>
                </draw:g>
              </table:table-cell>
              <table:table-cell office:value-type="float" office:value="49.1">
                <text:p>49.1</text:p>
              </table:table-cell>
              <table:table-cell office:value-type="float" office:value="9860">
                <text:p>9860</text:p>
              </table:table-cell>
              <table:table-cell office:value-type="float" office:value="1040">
                <text:p>1040</text:p>
              </table:table-cell>
              <table:table-cell office:value-type="float" office:value="44200">
                <text:p>4420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Ejecución 5</text:p>
                <draw:g>
                  <svg:desc>Tiempos.B36:Tiempos.B36</svg:desc>
                </draw:g>
              </table:table-cell>
              <table:table-cell office:value-type="float" office:value="27.8">
                <text:p>27.8</text:p>
                <draw:g>
                  <svg:desc>Tiempos.C36:Tiempos.H36</svg:desc>
                </draw:g>
              </table:table-cell>
              <table:table-cell office:value-type="float" office:value="84.1">
                <text:p>84.1</text:p>
              </table:table-cell>
              <table:table-cell office:value-type="float" office:value="9880">
                <text:p>9880</text:p>
              </table:table-cell>
              <table:table-cell office:value-type="float" office:value="1060">
                <text:p>1060</text:p>
              </table:table-cell>
              <table:table-cell office:value-type="float" office:value="44200">
                <text:p>44200</text:p>
              </table:table-cell>
              <table:table-cell office:value-type="float" office:value="2830">
                <text:p>28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12cm" svg:height="11.463cm" xlink:href=".." xlink:type="simple" chart:class="chart:bar" chart:style-name="ch1">
        <chart:title svg:x="9.51cm" svg:y="0.365cm" chart:style-name="ch2">
          <text:p>KNN</text:p>
        </chart:title>
        <chart:legend chart:legend-position="end" svg:x="17.558cm" svg:y="4.436cm" style:legend-expansion="high" chart:style-name="ch3"/>
        <chart:plot-area chart:style-name="ch4" table:cell-range-address="Tiempos.B37:Tiempos.H42" chart:data-source-has-labels="both" svg:x="0.852cm" svg:y="1.831cm" svg:width="15.902cm" svg:height="8.983cm">
          <chartooo:coordinate-region svg:x="2.611cm" svg:y="2.03cm" svg:width="14.143cm" svg:height="7.739cm"/>
          <chart:axis chart:dimension="x" chart:name="primary-x" chart:style-name="ch5" chartooo:axis-type="auto">
            <chartooo:date-scale/>
            <chart:categories table:cell-range-address="Tiempos.C37:Tiempos.H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.C38:Tiempos.H38" chart:label-cell-address="Tiempos.B38:Tiempos.B38" chart:class="chart:bar">
            <chart:data-point chart:repeated="6"/>
          </chart:series>
          <chart:series chart:style-name="ch9" chart:values-cell-range-address="Tiempos.C39:Tiempos.H39" chart:label-cell-address="Tiempos.B39:Tiempos.B39" chart:class="chart:bar">
            <chart:data-point chart:repeated="6"/>
          </chart:series>
          <chart:series chart:style-name="ch10" chart:values-cell-range-address="Tiempos.C40:Tiempos.H40" chart:label-cell-address="Tiempos.B40:Tiempos.B40" chart:class="chart:bar">
            <chart:data-point chart:repeated="6"/>
          </chart:series>
          <chart:series chart:style-name="ch11" chart:values-cell-range-address="Tiempos.C41:Tiempos.H41" chart:label-cell-address="Tiempos.B41:Tiempos.B41" chart:class="chart:bar">
            <chart:data-point chart:repeated="6"/>
          </chart:series>
          <chart:series chart:style-name="ch12" chart:values-cell-range-address="Tiempos.C42:Tiempos.H42" chart:label-cell-address="Tiempos.B42:Tiempos.B4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37:Tiempos.H37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38:Tiempos.B38</svg:desc>
                </draw:g>
              </table:table-cell>
              <table:table-cell office:value-type="float" office:value="2680">
                <text:p>2680</text:p>
                <draw:g>
                  <svg:desc>Tiempos.C38:Tiempos.H38</svg:desc>
                </draw:g>
              </table:table-cell>
              <table:table-cell office:value-type="float" office:value="30.1">
                <text:p>30.1</text:p>
              </table:table-cell>
              <table:table-cell office:value-type="float" office:value="107">
                <text:p>107</text:p>
              </table:table-cell>
              <table:table-cell office:value-type="float" office:value="143">
                <text:p>143</text:p>
              </table:table-cell>
              <table:table-cell office:value-type="float" office:value="15800">
                <text:p>1580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Ejecución 2</text:p>
                <draw:g>
                  <svg:desc>Tiempos.B39:Tiempos.B39</svg:desc>
                </draw:g>
              </table:table-cell>
              <table:table-cell office:value-type="float" office:value="123">
                <text:p>123</text:p>
                <draw:g>
                  <svg:desc>Tiempos.C39:Tiempos.H39</svg:desc>
                </draw:g>
              </table:table-cell>
              <table:table-cell office:value-type="float" office:value="56.5">
                <text:p>56.5</text:p>
              </table:table-cell>
              <table:table-cell office:value-type="float" office:value="131">
                <text:p>131</text:p>
              </table:table-cell>
              <table:table-cell office:value-type="float" office:value="139">
                <text:p>139</text:p>
              </table:table-cell>
              <table:table-cell office:value-type="float" office:value="15700">
                <text:p>157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Ejecución 3</text:p>
                <draw:g>
                  <svg:desc>Tiempos.B40:Tiempos.B40</svg:desc>
                </draw:g>
              </table:table-cell>
              <table:table-cell office:value-type="float" office:value="99">
                <text:p>99</text:p>
                <draw:g>
                  <svg:desc>Tiempos.C40:Tiempos.H40</svg:desc>
                </draw:g>
              </table:table-cell>
              <table:table-cell office:value-type="float" office:value="61.2">
                <text:p>61.2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5700">
                <text:p>1570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Ejecución 4</text:p>
                <draw:g>
                  <svg:desc>Tiempos.B41:Tiempos.B41</svg:desc>
                </draw:g>
              </table:table-cell>
              <table:table-cell office:value-type="float" office:value="131">
                <text:p>131</text:p>
                <draw:g>
                  <svg:desc>Tiempos.C41:Tiempos.H41</svg:desc>
                </draw:g>
              </table:table-cell>
              <table:table-cell office:value-type="float" office:value="59.1">
                <text:p>59.1</text:p>
              </table:table-cell>
              <table:table-cell office:value-type="float" office:value="99.5">
                <text:p>99.5</text:p>
              </table:table-cell>
              <table:table-cell office:value-type="float" office:value="141">
                <text:p>141</text:p>
              </table:table-cell>
              <table:table-cell office:value-type="float" office:value="15700">
                <text:p>157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Ejecución 5</text:p>
                <draw:g>
                  <svg:desc>Tiempos.B42:Tiempos.B42</svg:desc>
                </draw:g>
              </table:table-cell>
              <table:table-cell office:value-type="float" office:value="101">
                <text:p>101</text:p>
                <draw:g>
                  <svg:desc>Tiempos.C42:Tiempos.H42</svg:desc>
                </draw:g>
              </table:table-cell>
              <table:table-cell office:value-type="float" office:value="27.7">
                <text:p>27.7</text:p>
              </table:table-cell>
              <table:table-cell office:value-type="float" office:value="103">
                <text:p>103</text:p>
              </table:table-cell>
              <table:table-cell office:value-type="float" office:value="139">
                <text:p>139</text:p>
              </table:table-cell>
              <table:table-cell office:value-type="float" office:value="15700">
                <text:p>15700</text:p>
              </table:table-cell>
              <table:table-cell office:value-type="float" office:value="1080">
                <text:p>108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85cm" svg:height="12.234cm" xlink:href=".." xlink:type="simple" chart:class="chart:bar" chart:style-name="ch1">
        <chart:title svg:x="8.953cm" svg:y="0.38cm" chart:style-name="ch2">
          <text:p>Regresión</text:p>
        </chart:title>
        <chart:legend chart:legend-position="end" svg:x="17.531cm" svg:y="4.822cm" style:legend-expansion="high" chart:style-name="ch3"/>
        <chart:plot-area chart:style-name="ch4" table:cell-range-address="Tiempos.B43:Tiempos.H48" chart:data-source-has-labels="both" svg:x="0.851cm" svg:y="1.891cm" svg:width="15.878cm" svg:height="9.679cm">
          <chartooo:coordinate-region svg:x="2.425cm" svg:y="2.091cm" svg:width="14.304cm" svg:height="8.434cm"/>
          <chart:axis chart:dimension="x" chart:name="primary-x" chart:style-name="ch5" chartooo:axis-type="auto">
            <chartooo:date-scale/>
            <chart:categories table:cell-range-address="Tiempos.C43:Tiempos.H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.C44:Tiempos.H44" chart:label-cell-address="Tiempos.B44:Tiempos.B44" chart:class="chart:bar">
            <chart:data-point chart:repeated="6"/>
          </chart:series>
          <chart:series chart:style-name="ch9" chart:values-cell-range-address="Tiempos.C45:Tiempos.H45" chart:label-cell-address="Tiempos.B45:Tiempos.B45" chart:class="chart:bar">
            <chart:data-point chart:repeated="6"/>
          </chart:series>
          <chart:series chart:style-name="ch10" chart:values-cell-range-address="Tiempos.C46:Tiempos.H46" chart:label-cell-address="Tiempos.B46:Tiempos.B46" chart:class="chart:bar">
            <chart:data-point chart:repeated="6"/>
          </chart:series>
          <chart:series chart:style-name="ch11" chart:values-cell-range-address="Tiempos.C47:Tiempos.H47" chart:label-cell-address="Tiempos.B47:Tiempos.B47" chart:class="chart:bar">
            <chart:data-point chart:repeated="6"/>
          </chart:series>
          <chart:series chart:style-name="ch12" chart:values-cell-range-address="Tiempos.C48:Tiempos.H48" chart:label-cell-address="Tiempos.B48:Tiempos.B48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43:Tiempos.H43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44:Tiempos.B44</svg:desc>
                </draw:g>
              </table:table-cell>
              <table:table-cell office:value-type="float" office:value="5520">
                <text:p>5520</text:p>
                <draw:g>
                  <svg:desc>Tiempos.C44:Tiempos.H44</svg:desc>
                </draw:g>
              </table:table-cell>
              <table:table-cell office:value-type="float" office:value="186">
                <text:p>186</text:p>
              </table:table-cell>
              <table:table-cell office:value-type="float" office:value="36.1">
                <text:p>36.1</text:p>
              </table:table-cell>
              <table:table-cell office:value-type="float" office:value="184">
                <text:p>184</text:p>
              </table:table-cell>
              <table:table-cell office:value-type="float" office:value="134">
                <text:p>13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Ejecución 2</text:p>
                <draw:g>
                  <svg:desc>Tiempos.B45:Tiempos.B45</svg:desc>
                </draw:g>
              </table:table-cell>
              <table:table-cell office:value-type="float" office:value="20.8">
                <text:p>20.8</text:p>
                <draw:g>
                  <svg:desc>Tiempos.C45:Tiempos.H45</svg:desc>
                </draw:g>
              </table:table-cell>
              <table:table-cell office:value-type="float" office:value="33.8">
                <text:p>33.8</text:p>
              </table:table-cell>
              <table:table-cell office:value-type="float" office:value="37.1">
                <text:p>37.1</text:p>
              </table:table-cell>
              <table:table-cell office:value-type="float" office:value="194">
                <text:p>194</text:p>
              </table:table-cell>
              <table:table-cell office:value-type="float" office:value="134">
                <text:p>13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Ejecución 3</text:p>
                <draw:g>
                  <svg:desc>Tiempos.B46:Tiempos.B46</svg:desc>
                </draw:g>
              </table:table-cell>
              <table:table-cell office:value-type="float" office:value="21.1">
                <text:p>21.1</text:p>
                <draw:g>
                  <svg:desc>Tiempos.C46:Tiempos.H46</svg:desc>
                </draw:g>
              </table:table-cell>
              <table:table-cell office:value-type="float" office:value="30.5">
                <text:p>30.5</text:p>
              </table:table-cell>
              <table:table-cell office:value-type="float" office:value="36">
                <text:p>36</text:p>
              </table:table-cell>
              <table:table-cell office:value-type="float" office:value="184">
                <text:p>184</text:p>
              </table:table-cell>
              <table:table-cell office:value-type="float" office:value="133">
                <text:p>13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Ejecución 4</text:p>
                <draw:g>
                  <svg:desc>Tiempos.B47:Tiempos.B47</svg:desc>
                </draw:g>
              </table:table-cell>
              <table:table-cell office:value-type="float" office:value="24.1">
                <text:p>24.1</text:p>
                <draw:g>
                  <svg:desc>Tiempos.C47:Tiempos.H47</svg:desc>
                </draw:g>
              </table:table-cell>
              <table:table-cell office:value-type="float" office:value="39.5">
                <text:p>39.5</text:p>
              </table:table-cell>
              <table:table-cell office:value-type="float" office:value="55.3">
                <text:p>55.3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Ejecución 5</text:p>
                <draw:g>
                  <svg:desc>Tiempos.B48:Tiempos.B48</svg:desc>
                </draw:g>
              </table:table-cell>
              <table:table-cell office:value-type="float" office:value="22.6">
                <text:p>22.6</text:p>
                <draw:g>
                  <svg:desc>Tiempos.C48:Tiempos.H48</svg:desc>
                </draw:g>
              </table:table-cell>
              <table:table-cell office:value-type="float" office:value="55.8">
                <text:p>55.8</text:p>
              </table:table-cell>
              <table:table-cell office:value-type="float" office:value="35.7">
                <text:p>35.7</text:p>
              </table:table-cell>
              <table:table-cell office:value-type="float" office:value="197">
                <text:p>197</text:p>
              </table:table-cell>
              <table:table-cell office:value-type="float" office:value="134">
                <text:p>134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59cm" svg:height="11.544cm" xlink:href=".." xlink:type="simple" chart:class="chart:bar" chart:style-name="ch1">
        <chart:title svg:x="7.697cm" svg:y="0.366cm" chart:style-name="ch2">
          <text:p>Regresión (predicción)</text:p>
        </chart:title>
        <chart:legend chart:legend-position="end" svg:x="17.505cm" svg:y="4.477cm" style:legend-expansion="high" chart:style-name="ch3"/>
        <chart:plot-area chart:style-name="ch4" table:cell-range-address="Tiempos.B49:Tiempos.H54" chart:data-source-has-labels="both" svg:x="0.851cm" svg:y="1.835cm" svg:width="15.852cm" svg:height="9.059cm">
          <chartooo:coordinate-region svg:x="2.134cm" svg:y="2.034cm" svg:width="14.569cm" svg:height="7.815cm"/>
          <chart:axis chart:dimension="x" chart:name="primary-x" chart:style-name="ch5" chartooo:axis-type="auto">
            <chartooo:date-scale/>
            <chart:categories table:cell-range-address="Tiempos.C49:Tiempos.H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empos.C50:Tiempos.H50" chart:label-cell-address="Tiempos.B50:Tiempos.B50" chart:class="chart:bar">
            <chart:data-point chart:repeated="6"/>
          </chart:series>
          <chart:series chart:style-name="ch9" chart:values-cell-range-address="Tiempos.C51:Tiempos.H51" chart:label-cell-address="Tiempos.B51:Tiempos.B51" chart:class="chart:bar">
            <chart:data-point chart:repeated="6"/>
          </chart:series>
          <chart:series chart:style-name="ch10" chart:values-cell-range-address="Tiempos.C52:Tiempos.H52" chart:label-cell-address="Tiempos.B52:Tiempos.B52" chart:class="chart:bar">
            <chart:data-point chart:repeated="6"/>
          </chart:series>
          <chart:series chart:style-name="ch11" chart:values-cell-range-address="Tiempos.C53:Tiempos.H53" chart:label-cell-address="Tiempos.B53:Tiempos.B53" chart:class="chart:bar">
            <chart:data-point chart:repeated="6"/>
          </chart:series>
          <chart:series chart:style-name="ch12" chart:values-cell-range-address="Tiempos.C54:Tiempos.H54" chart:label-cell-address="Tiempos.B54:Tiempos.B5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49:Tiempos.H49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50:Tiempos.B50</svg:desc>
                </draw:g>
              </table:table-cell>
              <table:table-cell office:value-type="float" office:value="12.4">
                <text:p>12.4</text:p>
                <draw:g>
                  <svg:desc>Tiempos.C50:Tiempos.H50</svg:desc>
                </draw:g>
              </table:table-cell>
              <table:table-cell office:value-type="float" office:value="3.86">
                <text:p>3.86</text:p>
              </table:table-cell>
              <table:table-cell office:value-type="float" office:value="11.1">
                <text:p>11.1</text:p>
              </table:table-cell>
              <table:table-cell office:value-type="float" office:value="10.4">
                <text:p>10.4</text:p>
              </table:table-cell>
              <table:table-cell office:value-type="float" office:value="5.84">
                <text:p>5.84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Ejecución 2</text:p>
                <draw:g>
                  <svg:desc>Tiempos.B51:Tiempos.B51</svg:desc>
                </draw:g>
              </table:table-cell>
              <table:table-cell office:value-type="float" office:value="3.96">
                <text:p>3.96</text:p>
                <draw:g>
                  <svg:desc>Tiempos.C51:Tiempos.H51</svg:desc>
                </draw:g>
              </table:table-cell>
              <table:table-cell office:value-type="float" office:value="5.27">
                <text:p>5.27</text:p>
              </table:table-cell>
              <table:table-cell office:value-type="float" office:value="4.48">
                <text:p>4.48</text:p>
              </table:table-cell>
              <table:table-cell office:value-type="float" office:value="6.5">
                <text:p>6.5</text:p>
              </table:table-cell>
              <table:table-cell office:value-type="float" office:value="12.8">
                <text:p>12.8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Ejecución 3</text:p>
                <draw:g>
                  <svg:desc>Tiempos.B52:Tiempos.B52</svg:desc>
                </draw:g>
              </table:table-cell>
              <table:table-cell office:value-type="float" office:value="4.3">
                <text:p>4.3</text:p>
                <draw:g>
                  <svg:desc>Tiempos.C52:Tiempos.H52</svg:desc>
                </draw:g>
              </table:table-cell>
              <table:table-cell office:value-type="float" office:value="7.55">
                <text:p>7.55</text:p>
              </table:table-cell>
              <table:table-cell office:value-type="float" office:value="12.3">
                <text:p>12.3</text:p>
              </table:table-cell>
              <table:table-cell office:value-type="float" office:value="6.14">
                <text:p>6.14</text:p>
              </table:table-cell>
              <table:table-cell office:value-type="float" office:value="5.47">
                <text:p>5.47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Ejecución 4</text:p>
                <draw:g>
                  <svg:desc>Tiempos.B53:Tiempos.B53</svg:desc>
                </draw:g>
              </table:table-cell>
              <table:table-cell office:value-type="float" office:value="4.12">
                <text:p>4.12</text:p>
                <draw:g>
                  <svg:desc>Tiempos.C53:Tiempos.H53</svg:desc>
                </draw:g>
              </table:table-cell>
              <table:table-cell office:value-type="float" office:value="12.8">
                <text:p>12.8</text:p>
              </table:table-cell>
              <table:table-cell office:value-type="float" office:value="11.2">
                <text:p>11.2</text:p>
              </table:table-cell>
              <table:table-cell office:value-type="float" office:value="18.5">
                <text:p>18.5</text:p>
              </table:table-cell>
              <table:table-cell office:value-type="float" office:value="11.7">
                <text:p>11.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Ejecución 5</text:p>
                <draw:g>
                  <svg:desc>Tiempos.B54:Tiempos.B54</svg:desc>
                </draw:g>
              </table:table-cell>
              <table:table-cell office:value-type="float" office:value="4.33">
                <text:p>4.33</text:p>
                <draw:g>
                  <svg:desc>Tiempos.C54:Tiempos.H54</svg:desc>
                </draw:g>
              </table:table-cell>
              <table:table-cell office:value-type="float" office:value="14.5">
                <text:p>14.5</text:p>
              </table:table-cell>
              <table:table-cell office:value-type="float" office:value="6.91">
                <text:p>6.91</text:p>
              </table:table-cell>
              <table:table-cell office:value-type="float" office:value="54.9">
                <text:p>54.9</text:p>
              </table:table-cell>
              <table:table-cell office:value-type="float" office:value="11.1">
                <text:p>11.1</text:p>
              </table:table-cell>
              <table:table-cell office:value-type="float" office:value="69.3">
                <text:p>69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